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list-style-name="WWNum2">
      <style:paragraph-properties fo:margin-top="0.423cm" fo:margin-bottom="0.212cm" style:contextual-spacing="false" fo:text-align="center" style:justify-single-word="false" style:writing-mode="lr-tb"/>
    </style:style>
    <style:style style:name="P2" style:family="paragraph" style:parent-style-name="Heading_20_4"/>
    <style:style style:name="P3" style:family="paragraph" style:parent-style-name="Preformatted_20_Text" style:list-style-name="WWNum3"/>
    <style:style style:name="P4" style:family="paragraph" style:parent-style-name="Preformatted_20_Text">
      <style:paragraph-properties fo:margin-left="1.251cm" fo:margin-right="0cm" fo:text-indent="0cm" style:auto-text-indent="false"/>
    </style:style>
    <style:style style:name="P5" style:family="paragraph" style:parent-style-name="Preformatted_20_Text" style:list-style-name="WWNum4"/>
    <style:style style:name="P6" style:family="paragraph" style:parent-style-name="Preformatted_20_Text" style:list-style-name="WWNum5"/>
    <style:style style:name="P7" style:family="paragraph" style:parent-style-name="Preformatted_20_Text" style:list-style-name="WWNum6"/>
    <style:style style:name="P8" style:family="paragraph" style:parent-style-name="Preformatted_20_Text" style:list-style-name="WWNum7"/>
    <style:style style:name="P9" style:family="paragraph" style:parent-style-name="Preformatted_20_Text" style:list-style-name="WWNum8"/>
    <style:style style:name="P10" style:family="paragraph" style:parent-style-name="Preformatted_20_Text" style:list-style-name="WWNum9"/>
    <style:style style:name="P11" style:family="paragraph" style:parent-style-name="Preformatted_20_Text" style:list-style-name="WWNum10"/>
    <style:style style:name="P12" style:family="paragraph" style:parent-style-name="Preformatted_20_Text" style:list-style-name="WWNum11"/>
    <style:style style:name="P13" style:family="paragraph" style:parent-style-name="Preformatted_20_Text" style:list-style-name="WWNum12"/>
    <style:style style:name="P14" style:family="paragraph" style:parent-style-name="Preformatted_20_Text" style:list-style-name="WWNum13"/>
    <style:style style:name="P15" style:family="paragraph" style:parent-style-name="Preformatted_20_Text" style:list-style-name="WWNum14"/>
    <style:style style:name="P16" style:family="paragraph" style:parent-style-name="Preformatted_20_Text" style:list-style-name="WWNum15"/>
    <style:style style:name="P17" style:family="paragraph" style:parent-style-name="Preformatted_20_Text" style:list-style-name="WWNum16"/>
    <style:style style:name="P18" style:family="paragraph" style:parent-style-name="Preformatted_20_Text" style:list-style-name="WWNum17"/>
    <style:style style:name="P19" style:family="paragraph" style:parent-style-name="Preformatted_20_Text" style:list-style-name="WWNum18"/>
    <style:style style:name="P20" style:family="paragraph" style:parent-style-name="Preformatted_20_Text" style:list-style-name="WWNum19"/>
    <style:style style:name="P21" style:family="paragraph" style:parent-style-name="Preformatted_20_Text" style:list-style-name="WWNum20"/>
    <style:style style:name="P22" style:family="paragraph" style:parent-style-name="Preformatted_20_Text" style:list-style-name="WWNum21"/>
    <style:style style:name="P23" style:family="paragraph" style:parent-style-name="Preformatted_20_Text" style:list-style-name="WWNum22"/>
    <style:style style:name="P24" style:family="paragraph" style:parent-style-name="Preformatted_20_Text" style:list-style-name="WWNum23"/>
    <style:style style:name="P25" style:family="paragraph" style:parent-style-name="Preformatted_20_Text" style:list-style-name="WWNum24"/>
    <style:style style:name="P26" style:family="paragraph" style:parent-style-name="Preformatted_20_Text" style:list-style-name="WWNum25"/>
    <style:style style:name="P27" style:family="paragraph" style:parent-style-name="Preformatted_20_Text" style:list-style-name="WWNum26"/>
    <style:style style:name="P28" style:family="paragraph" style:parent-style-name="Preformatted_20_Text" style:list-style-name="WWNum27"/>
    <style:style style:name="P29" style:family="paragraph" style:parent-style-name="Preformatted_20_Text" style:list-style-name="WWNum28"/>
    <style:style style:name="P30" style:family="paragraph" style:parent-style-name="Preformatted_20_Text" style:list-style-name="WWNum29"/>
    <style:style style:name="P31" style:family="paragraph" style:parent-style-name="Preformatted_20_Text" style:list-style-name="WWNum30"/>
    <style:style style:name="P32" style:family="paragraph" style:parent-style-name="Preformatted_20_Text" style:list-style-name="WWNum31"/>
    <style:style style:name="P33" style:family="paragraph" style:parent-style-name="Preformatted_20_Text" style:list-style-name="WWNum32"/>
    <style:style style:name="P34" style:family="paragraph" style:parent-style-name="Preformatted_20_Text" style:list-style-name="WWNum33"/>
    <style:style style:name="P35" style:family="paragraph" style:parent-style-name="Preformatted_20_Text" style:list-style-name="WWNum34"/>
    <style:style style:name="P36" style:family="paragraph" style:parent-style-name="Preformatted_20_Text" style:list-style-name="WWNum35"/>
    <style:style style:name="P37" style:family="paragraph" style:parent-style-name="Preformatted_20_Text" style:list-style-name="WWNum36"/>
    <style:style style:name="P38" style:family="paragraph" style:parent-style-name="Preformatted_20_Text" style:list-style-name="WWNum37"/>
    <style:style style:name="P39" style:family="paragraph" style:parent-style-name="Preformatted_20_Text" style:list-style-name="WWNum38"/>
    <style:style style:name="P40" style:family="paragraph" style:parent-style-name="Preformatted_20_Text" style:list-style-name="WWNum39"/>
    <style:style style:name="P41" style:family="paragraph" style:parent-style-name="Preformatted_20_Text" style:list-style-name="WWNum40"/>
    <style:style style:name="P42" style:family="paragraph" style:parent-style-name="Preformatted_20_Text" style:list-style-name="WWNum41"/>
    <style:style style:name="P43" style:family="paragraph" style:parent-style-name="Preformatted_20_Text" style:list-style-name="WWNum42"/>
    <style:style style:name="P44" style:family="paragraph" style:parent-style-name="Preformatted_20_Text" style:list-style-name="WWNum43"/>
    <style:style style:name="P45" style:family="paragraph" style:parent-style-name="Preformatted_20_Text" style:list-style-name="">
      <style:paragraph-properties fo:margin-left="0cm" fo:margin-right="0cm" fo:text-indent="0cm" style:auto-text-indent="false"/>
    </style:style>
    <style:style style:name="P46" style:family="paragraph" style:parent-style-name="Preformatted_20_Text" style:list-style-name="">
      <style:paragraph-properties fo:margin-left="1.251cm" fo:margin-right="0cm" fo:text-indent="0cm" style:auto-text-indent="false"/>
    </style:style>
    <style:style style:name="P47" style:family="paragraph" style:parent-style-name="Preformatted_20_Text" style:list-style-name="WWNum44"/>
    <style:style style:name="P48" style:family="paragraph" style:parent-style-name="Preformatted_20_Text" style:list-style-name="WWNum45"/>
    <style:style style:name="P49" style:family="paragraph" style:parent-style-name="Preformatted_20_Text" style:list-style-name="WWNum46"/>
    <style:style style:name="P50" style:family="paragraph" style:parent-style-name="Preformatted_20_Text" style:list-style-name="WWNum47"/>
    <style:style style:name="P51" style:family="paragraph" style:parent-style-name="Preformatted_20_Text" style:list-style-name="WWNum48"/>
    <style:style style:name="P52" style:family="paragraph" style:parent-style-name="Preformatted_20_Text" style:list-style-name="WWNum49"/>
    <style:style style:name="P53" style:family="paragraph" style:parent-style-name="Preformatted_20_Text" style:list-style-name="WWNum50"/>
    <style:style style:name="P54" style:family="paragraph" style:parent-style-name="Preformatted_20_Text" style:list-style-name="WWNum51"/>
    <style:style style:name="P55" style:family="paragraph" style:parent-style-name="Preformatted_20_Text" style:list-style-name="WWNum52"/>
    <style:style style:name="P56" style:family="paragraph" style:parent-style-name="Preformatted_20_Text" style:list-style-name="WWNum53"/>
    <style:style style:name="P57" style:family="paragraph" style:parent-style-name="Preformatted_20_Text" style:list-style-name="WWNum54"/>
    <style:style style:name="P58" style:family="paragraph" style:parent-style-name="Preformatted_20_Text" style:list-style-name="WWNum55"/>
    <style:style style:name="P59" style:family="paragraph" style:parent-style-name="Preformatted_20_Text" style:list-style-name="WWNum56"/>
    <style:style style:name="P60" style:family="paragraph" style:parent-style-name="Preformatted_20_Text" style:list-style-name="WWNum57"/>
    <style:style style:name="P61" style:family="paragraph" style:parent-style-name="Preformatted_20_Text" style:list-style-name="WWNum58"/>
    <style:style style:name="P62" style:family="paragraph" style:parent-style-name="Preformatted_20_Text" style:list-style-name="WWNum59"/>
    <style:style style:name="P63" style:family="paragraph" style:parent-style-name="Preformatted_20_Text" style:list-style-name="WWNum60"/>
    <style:style style:name="P64" style:family="paragraph" style:parent-style-name="Preformatted_20_Text" style:list-style-name="WWNum61"/>
    <style:style style:name="P65" style:family="paragraph" style:parent-style-name="Preformatted_20_Text" style:list-style-name="WWNum62"/>
    <style:style style:name="P66" style:family="paragraph" style:parent-style-name="Preformatted_20_Text" style:list-style-name="WWNum63"/>
    <style:style style:name="P67" style:family="paragraph" style:parent-style-name="Preformatted_20_Text" style:list-style-name="WWNum64"/>
    <style:style style:name="P68" style:family="paragraph" style:parent-style-name="Preformatted_20_Text" style:list-style-name="WWNum65"/>
    <style:style style:name="P69" style:family="paragraph" style:parent-style-name="Preformatted_20_Text" style:list-style-name="WWNum66"/>
    <style:style style:name="P70" style:family="paragraph" style:parent-style-name="Preformatted_20_Text" style:list-style-name="WWNum67"/>
    <style:style style:name="P71" style:family="paragraph" style:parent-style-name="Preformatted_20_Text" style:list-style-name="WWNum68"/>
    <style:style style:name="P72" style:family="paragraph" style:parent-style-name="Preformatted_20_Text" style:list-style-name="WWNum69"/>
    <style:style style:name="T1" style:family="text">
      <style:text-properties style:text-line-through-style="none" style:text-line-through-type="none" style:font-name="Noto Mono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33255585" text:style-name="WWNum2">
        <text:list-item>
          <text:h text:style-name="P1" text:outline-level="1"><text:bookmark text:name="docs-internal-guid-393e44ae-7fff-e537-f1"/><text:span text:style-name="T1">MYSQL Assignment No:2</text:span></text:h>
        </text:list-item>
      </text:list>
      <text:h text:style-name="Heading_20_4" text:outline-level="4"><text:bookmark text:name="docs-internal-guid-63ec662d-7fff-d110-cc"/>Insert minimum 10 rows on each table and display that data</text:h>
      <text:list xml:id="list3864077618" text:style-name="WWNum3">
        <text:list-item>
          <text:p text:style-name="P3">mysql&gt; CREATE DATABASE Saranya;</text:p>
        </text:list-item>
      </text:list>
      <text:p text:style-name="P4">Query OK, 1 row affected (0.01 sec)</text:p>
      <text:p text:style-name="Preformatted_20_Text"/>
      <text:list xml:id="list4106423743" text:style-name="WWNum4">
        <text:list-item>
          <text:p text:style-name="P5">mysql&gt; USE Saranya;</text:p>
        </text:list-item>
      </text:list>
      <text:p text:style-name="P4">Database changed</text:p>
      <text:p text:style-name="Preformatted_20_Text"/>
      <text:list xml:id="list2607639262" text:style-name="WWNum5">
        <text:list-item>
          <text:p text:style-name="P6">mysql&gt; CREATE TABLE CUSTOMER(Cust_id INT PRIMARY KEY,C_name VARCHAR(15),City VARCHAR(20));</text:p>
        </text:list-item>
      </text:list>
      <text:p text:style-name="P4">Query OK, 0 rows affected (0.07 sec)</text:p>
      <text:p text:style-name="Preformatted_20_Text"/>
      <text:list xml:id="list4135034610" text:style-name="WWNum6">
        <text:list-item>
          <text:p text:style-name="P7">mysql&gt; DESCRIBE CUSTOMER;</text:p>
        </text:list-item>
      </text:list>
      <text:p text:style-name="P4">+---------+-------------+------+-----+---------+-------+</text:p>
      <text:p text:style-name="P4">| Field <text:s text:c="2"/>| Type <text:s text:c="7"/>| Null | Key | Default | Extra |</text:p>
      <text:p text:style-name="P4">+---------+-------------+------+-----+---------+-------+</text:p>
      <text:p text:style-name="P4">| Cust_id | int <text:s text:c="8"/>| NO <text:s text:c="2"/>| PRI | NULL <text:s text:c="3"/>| <text:s text:c="6"/>|</text:p>
      <text:p text:style-name="P4">| C_name <text:s/>| varchar(15) | YES <text:s/>| <text:s text:c="4"/>| NULL <text:s text:c="3"/>| <text:s text:c="6"/>|</text:p>
      <text:p text:style-name="P4">| City <text:s text:c="3"/>| varchar(20) | YES <text:s/>| <text:s text:c="4"/>| NULL <text:s text:c="3"/>| <text:s text:c="6"/>|</text:p>
      <text:p text:style-name="P4">+---------+-------------+------+-----+---------+-------+</text:p>
      <text:p text:style-name="P4">3 rows in set (0.01 sec)</text:p>
      <text:p text:style-name="Preformatted_20_Text"/>
      <text:list xml:id="list1970565957" text:style-name="WWNum7">
        <text:list-item>
          <text:p text:style-name="P8">mysql&gt; INSERT INTO CUSTOMER(Cust_id, C_name, City) VALUES(1,"Saranya","Idukki"),(2,"Anjali","Palakkad"),(3,"Gopika","Kozhikode"),(4,"Parvathi","Palakkad"),(5,"Renu","Malappuram"),(6,"Sethu","Pathanamthitta"),(7,"Aparna","Kozhikode"),(8,"Anil","Idukki"),(9,"Revathi","Eranakulam"),(10,"Amala","Eranakulam");</text:p>
        </text:list-item>
      </text:list>
      <text:p text:style-name="P4">Query OK, 10 rows affected (0.04 sec)</text:p>
      <text:p text:style-name="P4">Records: 10 <text:s/>Duplicates: 0 <text:s/>Warnings: 0</text:p>
      <text:p text:style-name="Preformatted_20_Text"/>
      <text:list xml:id="list1743443753" text:style-name="WWNum8">
        <text:list-item>
          <text:p text:style-name="P9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Idukki <text:s text:c="8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1 sec)</text:p>
      <text:p text:style-name="Preformatted_20_Text"/>
      <text:list xml:id="list2451460429" text:style-name="WWNum9">
        <text:list-item>
          <text:p text:style-name="P10">mysql&gt; CREATE TABLE BRANCH(Branch_id INT PRIMARY KEY,B_name VARCHAR(25),City VARCHAR(20));</text:p>
        </text:list-item>
      </text:list>
      <text:p text:style-name="P4">Query OK, 0 rows affected (0.06 sec)</text:p>
      <text:p text:style-name="Preformatted_20_Text"/>
      <text:list xml:id="list850119720" text:style-name="WWNum10">
        <text:list-item>
          <text:p text:style-name="P11">mysql&gt; DESCRIBE BRANCH;</text:p>
        </text:list-item>
      </text:list>
      <text:p text:style-name="P4">+-----------+-------------+------+-----+---------+-------+</text:p>
      <text:p text:style-name="P4">| Field <text:s text:c="4"/>| Type <text:s text:c="7"/>| Null | Key | Default | Extra |</text:p>
      <text:p text:style-name="P4">+-----------+-------------+------+-----+---------+-------+</text:p>
      <text:p text:style-name="P4">| Branch_id | int <text:s text:c="8"/>| NO <text:s text:c="2"/>| PRI | NULL <text:s text:c="3"/>| <text:s text:c="6"/>|</text:p>
      <text:p text:style-name="P4">| B_name <text:s text:c="3"/>| varchar(25) | YES <text:s/>| <text:s text:c="4"/>| NULL <text:s text:c="3"/>| <text:s text:c="6"/>|</text:p>
      <text:p text:style-name="P4">| City <text:s text:c="5"/>| varchar(20) | YES <text:s/>| <text:s text:c="4"/>| NULL <text:s text:c="3"/>| <text:s text:c="6"/>|</text:p>
      <text:p text:style-name="P4">+-----------+-------------+------+-----+---------+-------+</text:p>
      <text:p text:style-name="P4">3 rows in set (0.01 sec)</text:p>
      <text:p text:style-name="Preformatted_20_Text"/>
      <text:list xml:id="list3823085073" text:style-name="WWNum11">
        <text:list-item>
          <text:p text:style-name="P12">mysql&gt; INSERT INTO BRANCH(Branch_id, B_name, City) VALUES(1,"Aroor","Kochi"),(2,"Vaikom","Kottayam"),(4,"Kaloor","Eranakulam"),(7,"Alappuzha","Kuttanad"),(6,"Cherthala","Pallipuram"),(5,"Nedumkandam","Idukki"),(14,"Mundakkayam","Kottayam"),(12,"Edappaly","Kollam"),(8,"Kaladi","Thrissur"),(9,"Kattapana","Idukki");</text:p>
        </text:list-item>
      </text:list>
      <text:p text:style-name="P4"><text:soft-page-break/>Query OK, 10 rows affected (0.01 sec)</text:p>
      <text:p text:style-name="P4">Records: 10 <text:s/>Duplicates: 0 <text:s/>Warnings: 0</text:p>
      <text:p text:style-name="Preformatted_20_Text"/>
      <text:list xml:id="list3043839552" text:style-name="WWNum12">
        <text:list-item>
          <text:p text:style-name="P13">mysql&gt; SELECT * FROM BRANCH;</text:p>
        </text:list-item>
      </text:list>
      <text:p text:style-name="P4">+-----------+-------------+------------+</text:p>
      <text:p text:style-name="P4">| Branch_id | B_name <text:s text:c="5"/>| City <text:s text:c="6"/>|</text:p>
      <text:p text:style-name="P4">+-----------+-------------+------------+</text:p>
      <text:p text:style-name="P4">| <text:s text:c="8"/>1 | Aroor <text:s text:c="6"/>| Kochi <text:s text:c="5"/>|</text:p>
      <text:p text:style-name="P4">| <text:s text:c="8"/>2 | Vaikom <text:s text:c="5"/>| Kottayam <text:s text:c="2"/>|</text:p>
      <text:p text:style-name="P4">| <text:s text:c="8"/>4 | Kaloor <text:s text:c="5"/>| Eranakulam |</text:p>
      <text:p text:style-name="P4">| <text:s text:c="8"/>5 | Nedumkandam | Idukki <text:s text:c="4"/>|</text:p>
      <text:p text:style-name="P4">| <text:s text:c="8"/>6 | Cherthala <text:s text:c="2"/>| Pallipuram |</text:p>
      <text:p text:style-name="P4">| <text:s text:c="8"/>7 | Alappuzha <text:s text:c="2"/>| Kuttanad <text:s text:c="2"/>|</text:p>
      <text:p text:style-name="P4">| <text:s text:c="8"/>8 | Kaladi <text:s text:c="5"/>| Thrissur <text:s text:c="2"/>|</text:p>
      <text:p text:style-name="P4">| <text:s text:c="8"/>9 | Kattapana <text:s text:c="2"/>| Idukki <text:s text:c="4"/>|</text:p>
      <text:p text:style-name="P4">| <text:s text:c="7"/>12 | Edappaly <text:s text:c="3"/>| Kollam <text:s text:c="4"/>|</text:p>
      <text:p text:style-name="P4">| <text:s text:c="7"/>14 | Mundakkayam | Kottayam <text:s text:c="2"/>|</text:p>
      <text:p text:style-name="P4">+-----------+-------------+------------+</text:p>
      <text:p text:style-name="P4">10 rows in set (0.00 sec)</text:p>
      <text:p text:style-name="P4"/>
      <text:list xml:id="list3262184560" text:style-name="WWNum13">
        <text:list-item>
          <text:p text:style-name="P14">mysql&gt; CREATE TABLE DEPOSIT(Acc_no VARCHAR(15), Cust_id INT, Amount INT, Branch_id INT, Open_date DATE, FOREIGN KEY (Cust_id) REFERENCES CUSTOMER (Cust_id), FOREIGN KEY (Branch_id) REFERENCES BRANCH (Branch_id));</text:p>
        </text:list-item>
      </text:list>
      <text:p text:style-name="P4">Query OK, 0 rows affected (0.11 sec)</text:p>
      <text:p text:style-name="Preformatted_20_Text"/>
      <text:list xml:id="list2805938904" text:style-name="WWNum14">
        <text:list-item>
          <text:p text:style-name="P15">mysql&gt; DESCRIBE DEPOSIT;</text:p>
        </text:list-item>
      </text:list>
      <text:p text:style-name="P4">+-----------+-------------+------+-----+---------+-------+</text:p>
      <text:p text:style-name="P4">| Field <text:s text:c="4"/>| Type <text:s text:c="7"/>| Null | Key | Default | Extra |</text:p>
      <text:p text:style-name="P4">+-----------+-------------+------+-----+---------+-------+</text:p>
      <text:p text:style-name="P4">| Acc_no <text:s text:c="3"/>| varchar(15) | YES <text:s/>| <text:s text:c="4"/>| NULL <text:s text:c="3"/>| <text:s text:c="6"/>|</text:p>
      <text:p text:style-name="P4">| Cust_id <text:s text:c="2"/>| int <text:s text:c="8"/>| YES <text:s/>| MUL | NULL <text:s text:c="3"/>| <text:s text:c="6"/>|</text:p>
      <text:p text:style-name="P4">| Amount <text:s text:c="3"/>| int <text:s text:c="8"/>| YES <text:s/>| <text:s text:c="4"/>| NULL <text:s text:c="3"/>| <text:s text:c="6"/>|</text:p>
      <text:p text:style-name="P4">| Branch_id | int <text:s text:c="8"/>| YES <text:s/>| MUL | NULL <text:s text:c="3"/>| <text:s text:c="6"/>|</text:p>
      <text:p text:style-name="P4">| Open_date | date <text:s text:c="7"/>| YES <text:s/>| <text:s text:c="4"/>| NULL <text:s text:c="3"/>| <text:s text:c="6"/>|</text:p>
      <text:p text:style-name="P4">+-----------+-------------+------+-----+---------+-------+</text:p>
      <text:p text:style-name="P4">5 rows in set (0.01 sec)</text:p>
      <text:p text:style-name="Preformatted_20_Text"/>
      <text:list xml:id="list2078983198" text:style-name="WWNum15">
        <text:list-item>
          <text:p text:style-name="P16">mysql&gt; INSERT INTO DEPOSIT (Acc_no, Cust_id, Amount, Branch_id, Open_date)</text:p>
        </text:list-item>
      </text:list>
      <text:p text:style-name="P4"><text:s text:c="4"/>-&gt; VALUES</text:p>
      <text:p text:style-name="P4"><text:s text:c="4"/>-&gt; <text:s text:c="2"/>('0732108020299', 1, 40500, 1, '2018-01-21'),</text:p>
      <text:p text:style-name="P4"><text:s text:c="4"/>-&gt; <text:s text:c="2"/>('0732108020292', 5, 31000, 6, '2009-07-12'),</text:p>
      <text:p text:style-name="P4"><text:s text:c="4"/>-&gt; <text:s text:c="2"/>('0732108020293', 4, 50000, 5, '2010-03-23'),</text:p>
      <text:p text:style-name="P4"><text:s text:c="4"/>-&gt; <text:s text:c="2"/>('0732108020294', 2, 60000, 2, '2005-08-20'),</text:p>
      <text:p text:style-name="P4"><text:s text:c="4"/>-&gt; <text:s text:c="2"/>('0732108020295', 9, 8000, 12, '2000-05-25'),</text:p>
      <text:p text:style-name="P4"><text:s text:c="4"/>-&gt; <text:s text:c="2"/>('0732108020296', 7, <text:s/>6300, 8, '2007-06-26'),</text:p>
      <text:p text:style-name="P4"><text:s text:c="4"/>-&gt; <text:s text:c="2"/>('0732108020297', 10, <text:s/>900, 14,'2008-07-27'),</text:p>
      <text:p text:style-name="P4"><text:s text:c="4"/>-&gt; <text:s text:c="2"/>('0732108020298', 8, 56600, 9, '2009-08-28'),</text:p>
      <text:p text:style-name="P4"><text:s text:c="4"/>-&gt; <text:s text:c="2"/>('0732108020291', 3, 10000, 4, '2010-09-29'),</text:p>
      <text:p text:style-name="P4"><text:s text:c="4"/>-&gt; <text:s text:c="2"/>('0732108020210', 6, <text:s text:c="2"/>400, 7, '2011-10-30');</text:p>
      <text:p text:style-name="P4">Query OK, 10 rows affected (0.01 sec)</text:p>
      <text:p text:style-name="P4">Records: 10 <text:s/>Duplicates: 0 <text:s/>Warnings: 0</text:p>
      <text:p text:style-name="Preformatted_20_Text"/>
      <text:list xml:id="list160068456" text:style-name="WWNum16">
        <text:list-item>
          <text:p text:style-name="P17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1 sec)</text:p>
      <text:list xml:id="list117152407" text:style-name="WWNum17">
        <text:list-item>
          <text:p text:style-name="P18"><text:soft-page-break/>mysql&gt; CREATE TABLE BORROW(Loan_no INT, Cust_id INT, Branch_id INT, Amount INT, FOREIGN KEY (Cust_id) REFERENCES CUSTOMER (Cust_id), FOREIGN KEY (Branch_id) REFERENCES BRANCH (Branch_id));</text:p>
        </text:list-item>
      </text:list>
      <text:p text:style-name="P4">Query OK, 0 rows affected (0.10 sec)</text:p>
      <text:p text:style-name="Preformatted_20_Text"/>
      <text:list xml:id="list179227947" text:style-name="WWNum18">
        <text:list-item>
          <text:p text:style-name="P19">mysql&gt; DESCRIBE BORROW;</text:p>
        </text:list-item>
      </text:list>
      <text:p text:style-name="P4">+-----------+------+------+-----+---------+-------+</text:p>
      <text:p text:style-name="P4">| Field <text:s text:c="4"/>| Type | Null | Key | Default | Extra |</text:p>
      <text:p text:style-name="P4">+-----------+------+------+-----+---------+-------+</text:p>
      <text:p text:style-name="P4">| Loan_no <text:s text:c="2"/>| int <text:s/>| YES <text:s/>| <text:s text:c="4"/>| NULL <text:s text:c="3"/>| <text:s text:c="6"/>|</text:p>
      <text:p text:style-name="P4">| Cust_id <text:s text:c="2"/>| int <text:s/>| YES <text:s/>| MUL | NULL <text:s text:c="3"/>| <text:s text:c="6"/>|</text:p>
      <text:p text:style-name="P4">| Branch_id | int <text:s/>| YES <text:s/>| MUL | NULL <text:s text:c="3"/>| <text:s text:c="6"/>|</text:p>
      <text:p text:style-name="P4">| Amount <text:s text:c="3"/>| int <text:s/>| YES <text:s/>| <text:s text:c="4"/>| NULL <text:s text:c="3"/>| <text:s text:c="6"/>|</text:p>
      <text:p text:style-name="P4">+-----------+------+------+-----+---------+-------+</text:p>
      <text:p text:style-name="P4">4 rows in set (0.00 sec)</text:p>
      <text:p text:style-name="Preformatted_20_Text"/>
      <text:list xml:id="list2944398687" text:style-name="WWNum19">
        <text:list-item>
          <text:p text:style-name="P20">mysql&gt; INSERT INTO BORROW(Loan_no, Cust_id, Branch_id, Amount) VALUES(109,10,14,900),(205,1,1,40500),(34,5,6,31000),(22,6,7,400),(12,3,4,10000),(2,8,9,56600),(67,7,8,6300),(5,9,12,8000),(78,2,2,60000),(44,8,9,56600);</text:p>
        </text:list-item>
      </text:list>
      <text:p text:style-name="P4">Query OK, 10 rows affected (0.01 sec)</text:p>
      <text:p text:style-name="P4">Records: 10 <text:s/>Duplicates: 0 <text:s/>Warnings: 0</text:p>
      <text:p text:style-name="Preformatted_20_Text"/>
      <text:list xml:id="list1999214236" text:style-name="WWNum20">
        <text:list-item>
          <text:p text:style-name="P21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1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List Cust_id along with customer name</text:h>
      <text:list xml:id="list3721340117" text:style-name="WWNum21">
        <text:list-item>
          <text:p text:style-name="P22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Idukki <text:s text:c="8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0 sec)</text:p>
      <text:p text:style-name="P4"/>
      <text:p text:style-name="P4"/>
      <text:p text:style-name="Preformatted_20_Text"/>
      <text:list xml:id="list1376103100" text:style-name="WWNum22">
        <text:list-item>
          <text:p text:style-name="P23"><text:soft-page-break/>mysql&gt; SELECT Cust_id, C_name FROM CUSTOMER;</text:p>
        </text:list-item>
      </text:list>
      <text:p text:style-name="P4">+---------+----------+</text:p>
      <text:p text:style-name="P4">| Cust_id | C_name <text:s text:c="2"/>|</text:p>
      <text:p text:style-name="P4">+---------+----------+</text:p>
      <text:p text:style-name="P4">| <text:s text:c="6"/>1 | Saranya <text:s/>|</text:p>
      <text:p text:style-name="P4">| <text:s text:c="6"/>2 | Anjali <text:s text:c="2"/>|</text:p>
      <text:p text:style-name="P4">| <text:s text:c="6"/>3 | Gopika <text:s text:c="2"/>|</text:p>
      <text:p text:style-name="P4">| <text:s text:c="6"/>4 | Parvathi |</text:p>
      <text:p text:style-name="P4">| <text:s text:c="6"/>5 | Renu <text:s text:c="4"/>|</text:p>
      <text:p text:style-name="P4">| <text:s text:c="6"/>6 | Sethu <text:s text:c="3"/>|</text:p>
      <text:p text:style-name="P4">| <text:s text:c="6"/>7 | Aparna <text:s text:c="2"/>|</text:p>
      <text:p text:style-name="P4">| <text:s text:c="6"/>8 | Anil <text:s text:c="4"/>|</text:p>
      <text:p text:style-name="P4">| <text:s text:c="6"/>9 | Revathi <text:s/>|</text:p>
      <text:p text:style-name="P4">| <text:s text:c="5"/>10 | Amala <text:s text:c="3"/>|</text:p>
      <text:p text:style-name="P4">+---------+----------+</text:p>
      <text:p text:style-name="P4">10 rows in set (0.00 sec)</text:p>
      <text:p text:style-name="P4"/>
      <text:h text:style-name="Heading_20_4" text:outline-level="4"><text:bookmark text:name="docs-internal-guid-71acff2b-7fff-ced6-1d"/>List Cust_id of customers having amount greater than 10000</text:h>
      <text:list xml:id="list1135297458" text:style-name="WWNum23">
        <text:list-item>
          <text:p text:style-name="P24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1 sec)</text:p>
      <text:p text:style-name="Preformatted_20_Text"/>
      <text:list xml:id="list1453712679" text:style-name="WWNum24">
        <text:list-item>
          <text:p text:style-name="P25">mysql&gt; SELECT Cust_id FROM DEPOSIT WHERE Amount &gt; 10000;</text:p>
        </text:list-item>
      </text:list>
      <text:p text:style-name="P4">+---------+</text:p>
      <text:p text:style-name="P4">| Cust_id |</text:p>
      <text:p text:style-name="P4">+---------+</text:p>
      <text:p text:style-name="P4">| <text:s text:c="6"/>1 |</text:p>
      <text:p text:style-name="P4">| <text:s text:c="6"/>5 |</text:p>
      <text:p text:style-name="P4">| <text:s text:c="6"/>4 |</text:p>
      <text:p text:style-name="P4">| <text:s text:c="6"/>2 |</text:p>
      <text:p text:style-name="P4">| <text:s text:c="6"/>8 |</text:p>
      <text:p text:style-name="P4">+---------+</text:p>
      <text:p text:style-name="P4">5 rows in set (0.00 sec)</text:p>
      <text:p text:style-name="P4"/>
      <text:h text:style-name="Heading_20_4" text:outline-level="4"><text:bookmark text:name="docs-internal-guid-c28a9124-7fff-40f2-0e"/>List account date of customer ‘Anil’</text:h>
      <text:list xml:id="list3355217296" text:style-name="WWNum25">
        <text:list-item>
          <text:p text:style-name="P26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Idukki <text:s text:c="8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0 sec)</text:p>
      <text:p text:style-name="P4"/>
      <text:list xml:id="list1157960677" text:style-name="WWNum26">
        <text:list-item>
          <text:p text:style-name="P27"><text:soft-page-break/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reformatted_20_Text"/>
      <text:list xml:id="list1271780251" text:style-name="WWNum27">
        <text:list-item>
          <text:p text:style-name="P28">mysql&gt; SELECT Open_date FROM DEPOSIT WHERE Cust_id = (SELECT Cust_id FROM CUSTOMER WHERE C_name = 'Anil');</text:p>
        </text:list-item>
      </text:list>
      <text:p text:style-name="P4">+------------+</text:p>
      <text:p text:style-name="P4">| Open_date <text:s/>|</text:p>
      <text:p text:style-name="P4">+------------+</text:p>
      <text:p text:style-name="P4">| 2009-08-28 |</text:p>
      <text:p text:style-name="P4">+------------+</text:p>
      <text:p text:style-name="P4">1 row in set (0.00 sec)</text:p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385e5fb6-7fff-afdc-ca"/>List Cust_id of customers who have opened account after 01/01/2016</text:h>
      <text:list xml:id="list7315104" text:style-name="WWNum28">
        <text:list-item>
          <text:p text:style-name="P29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reformatted_20_Text"/>
      <text:list xml:id="list548978304" text:style-name="WWNum29">
        <text:list-item>
          <text:p text:style-name="P30">mysql&gt; SELECT Cust_id FROM DEPOSIT WHERE Open_date &gt; '2016-01-01';</text:p>
        </text:list-item>
      </text:list>
      <text:p text:style-name="P4">+---------+</text:p>
      <text:p text:style-name="P4">| Cust_id |</text:p>
      <text:p text:style-name="P4">+---------+</text:p>
      <text:p text:style-name="P4">| <text:s text:c="6"/>1 |</text:p>
      <text:p text:style-name="P4">+---------+</text:p>
      <text:p text:style-name="P4">1 row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soft-page-break/><text:s/>List account no. and Cust_id of customers having amount between 40,000 and 80,000</text:h>
      <text:list xml:id="list820505153" text:style-name="WWNum30">
        <text:list-item>
          <text:p text:style-name="P31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reformatted_20_Text"/>
      <text:list xml:id="list2680829284" text:style-name="WWNum31">
        <text:list-item>
          <text:p text:style-name="P32">mysql&gt; SELECT Acc_no, Cust_id FROM DEPOSIT WHERE Amount BETWEEN 40000 AND 80000;</text:p>
        </text:list-item>
      </text:list>
      <text:p text:style-name="P4">+---------------+---------+</text:p>
      <text:p text:style-name="P4">| Acc_no <text:s text:c="7"/>| Cust_id |</text:p>
      <text:p text:style-name="P4">+---------------+---------+</text:p>
      <text:p text:style-name="P4">| 0732108020299 | <text:s text:c="6"/>1 |</text:p>
      <text:p text:style-name="P4">| 0732108020293 | <text:s text:c="6"/>4 |</text:p>
      <text:p text:style-name="P4">| 0732108020294 | <text:s text:c="6"/>2 |</text:p>
      <text:p text:style-name="P4">| 0732108020298 | <text:s text:c="6"/>8 |</text:p>
      <text:p text:style-name="P4">+---------------+---------+</text:p>
      <text:p text:style-name="P4">4 rows in set (0.00 sec)</text:p>
      <text:p text:style-name="P4"/>
      <text:p text:style-name="P4"/>
      <text:h text:style-name="Heading_20_4" text:outline-level="4"><text:bookmark text:name="docs-internal-guid-2237e9fa-7fff-a99a-3e"/>List customer name starting with ‘S’</text:h>
      <text:list xml:id="list963410038" text:style-name="WWNum32">
        <text:list-item>
          <text:p text:style-name="P33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Idukki <text:s text:c="8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1 sec)</text:p>
      <text:p text:style-name="Preformatted_20_Text"/>
      <text:list xml:id="list1340470339" text:style-name="WWNum33">
        <text:list-item>
          <text:p text:style-name="P34">mysql&gt; SELECT C_name FROM CUSTOMER WHERE C_name LIKE 'S%';</text:p>
        </text:list-item>
      </text:list>
      <text:p text:style-name="P4">+---------+</text:p>
      <text:p text:style-name="P4">| C_name <text:s/>|</text:p>
      <text:p text:style-name="P4">+---------+</text:p>
      <text:p text:style-name="P4">| Saranya |</text:p>
      <text:p text:style-name="P4">| Sethu <text:s text:c="2"/>|</text:p>
      <text:p text:style-name="P4">+---------+</text:p>
      <text:p text:style-name="P4">2 rows in set (0.01 sec)</text:p>
      <text:p text:style-name="P4"/>
      <text:h text:style-name="Heading_20_4" text:outline-level="4">List customer from depositor starting with ‘_a%’</text:h>
      <text:list xml:id="list522944882" text:style-name="WWNum34">
        <text:list-item>
          <text:p text:style-name="P35">mysql&gt;SELECT C_name FROM CUSTOMER WHERE Cust_id IN (SELECT Cust_id FROM DEPOSIT WHERE Cust_id LIKE '_a%');</text:p>
        </text:list-item>
      </text:list>
      <text:p text:style-name="P4">Empty set (0.01 sec)</text:p>
      <text:p text:style-name="P4"/>
      <text:p text:style-name="P4"/>
      <text:h text:style-name="Heading_20_4" text:outline-level="4"><text:bookmark text:name="docs-internal-guid-a2c4999e-7fff-8fbf-5c"/><text:soft-page-break/>List customer name, account no and amount from deposit having exactly 5  characters in name</text:h>
      <text:list xml:id="list745842705" text:style-name="WWNum35">
        <text:list-item>
          <text:p text:style-name="P36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Idukki <text:s text:c="8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1 sec)</text:p>
      <text:p text:style-name="Preformatted_20_Text"/>
      <text:list xml:id="list436382275" text:style-name="WWNum36">
        <text:list-item>
          <text:p text:style-name="P37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4"/>
      <text:list xml:id="list42807529" text:style-name="WWNum37">
        <text:list-item>
          <text:p text:style-name="P38">mysql&gt; SELECT C_name, Acc_no, Amount FROM CUSTOMER JOIN DEPOSIT ON CUSTOMER.Cust_id = DEPOSIT.Cust_id WHERE LENGTH(C_name) = 5;</text:p>
        </text:list-item>
      </text:list>
      <text:p text:style-name="P4">+--------+---------------+--------+</text:p>
      <text:p text:style-name="P4">| C_name | Acc_no <text:s text:c="7"/>| Amount |</text:p>
      <text:p text:style-name="P4">+--------+---------------+--------+</text:p>
      <text:p text:style-name="P4">| Sethu <text:s/>| 0732108020210 | <text:s text:c="3"/>400 |</text:p>
      <text:p text:style-name="P4">| Amala <text:s/>| 0732108020297 | <text:s text:c="3"/>900 |</text:p>
      <text:p text:style-name="P4">+--------+---------------+--------+</text:p>
      <text:p text:style-name="P4">2 rows in set (0.01 sec)</text:p>
      <text:p text:style-name="P4"/>
      <text:p text:style-name="P4"/>
      <text:p text:style-name="P4"/>
      <text:h text:style-name="Heading_20_4" text:outline-level="4"><text:bookmark text:name="docs-internal-guid-9ad078eb-7fff-d084-5c"/>List Cust_id, Loan no and Loan amount of borrowers</text:h>
      <text:list xml:id="list499828299" text:style-name="WWNum38">
        <text:list-item>
          <text:p text:style-name="P39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0 sec)</text:p>
      <text:p text:style-name="Preformatted_20_Text"/>
      <text:list xml:id="list1120891249" text:style-name="WWNum39">
        <text:list-item>
          <text:p text:style-name="P40"><text:soft-page-break/>mysql&gt; SELECT Cust_id, Loan_no, Amount FROM BORROW;</text:p>
        </text:list-item>
      </text:list>
      <text:p text:style-name="P4">+---------+---------+--------+</text:p>
      <text:p text:style-name="P4">| Cust_id | Loan_no | Amount |</text:p>
      <text:p text:style-name="P4">+---------+---------+--------+</text:p>
      <text:p text:style-name="P4">| <text:s text:c="5"/>10 | <text:s text:c="4"/>109 | <text:s text:c="3"/>900 |</text:p>
      <text:p text:style-name="P4">| <text:s text:c="6"/>1 | <text:s text:c="4"/>205 | <text:s/>40500 |</text:p>
      <text:p text:style-name="P4">| <text:s text:c="6"/>5 | <text:s text:c="5"/>34 | <text:s/>31000 |</text:p>
      <text:p text:style-name="P4">| <text:s text:c="6"/>6 | <text:s text:c="5"/>22 | <text:s text:c="3"/>400 |</text:p>
      <text:p text:style-name="P4">| <text:s text:c="6"/>3 | <text:s text:c="5"/>12 | <text:s/>10000 |</text:p>
      <text:p text:style-name="P4">| <text:s text:c="6"/>8 | <text:s text:c="6"/>2 | <text:s/>56600 |</text:p>
      <text:p text:style-name="P4">| <text:s text:c="6"/>7 | <text:s text:c="5"/>67 | <text:s text:c="2"/>6300 |</text:p>
      <text:p text:style-name="P4">| <text:s text:c="6"/>9 | <text:s text:c="6"/>5 | <text:s text:c="2"/>8000 |</text:p>
      <text:p text:style-name="P4">| <text:s text:c="6"/>2 | <text:s text:c="5"/>78 | <text:s/>60000 |</text:p>
      <text:p text:style-name="P4">| <text:s text:c="6"/>8 | <text:s text:c="5"/>44 | <text:s/>56600 |</text:p>
      <text:p text:style-name="P4">+---------+---------+--------+</text:p>
      <text:p text:style-name="P4">10 rows in set (0.00 sec)</text:p>
      <text:h text:style-name="Heading_20_4" text:outline-level="4"><text:bookmark text:name="docs-internal-guid-0ff417e0-7fff-1358-7f"/>List cust_id and C_name of depositors</text:h>
      <text:list xml:id="list3742061313" text:style-name="WWNum40">
        <text:list-item>
          <text:p text:style-name="P41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4"/>
      <text:list xml:id="list4193846415" text:style-name="WWNum41">
        <text:list-item>
          <text:p text:style-name="P42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Idukki <text:s text:c="8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1 sec)</text:p>
      <text:p text:style-name="Preformatted_20_Text"/>
      <text:list xml:id="list985713212" text:style-name="WWNum42">
        <text:list-item>
          <text:p text:style-name="P43">mysql&gt; SELECT CUSTOMER.Cust_id, C_name FROM CUSTOMER INNER JOIN DEPOSIT ON CUSTOMER.Cust_id = DEPOSIT.Cust_id;</text:p>
        </text:list-item>
      </text:list>
      <text:p text:style-name="P4">+---------+----------+</text:p>
      <text:p text:style-name="P4">| Cust_id | C_name <text:s text:c="2"/>|</text:p>
      <text:p text:style-name="P4">+---------+----------+</text:p>
      <text:p text:style-name="P4">| <text:s text:c="6"/>1 | Saranya <text:s/>|</text:p>
      <text:p text:style-name="P4">| <text:s text:c="6"/>2 | Anjali <text:s text:c="2"/>|</text:p>
      <text:p text:style-name="P4">| <text:s text:c="6"/>3 | Gopika <text:s text:c="2"/>|</text:p>
      <text:p text:style-name="P4">| <text:s text:c="6"/>4 | Parvathi |</text:p>
      <text:p text:style-name="P4">| <text:s text:c="6"/>5 | Renu <text:s text:c="4"/>|</text:p>
      <text:p text:style-name="P4">| <text:s text:c="6"/>6 | Sethu <text:s text:c="3"/>|</text:p>
      <text:p text:style-name="P4">| <text:s text:c="6"/>7 | Aparna <text:s text:c="2"/>|</text:p>
      <text:p text:style-name="P4">| <text:s text:c="6"/>8 | Anil <text:s text:c="4"/>|</text:p>
      <text:p text:style-name="P4">| <text:s text:c="6"/>9 | Revathi <text:s/>|</text:p>
      <text:p text:style-name="P4">| <text:s text:c="5"/>10 | Amala <text:s text:c="3"/>|</text:p>
      <text:p text:style-name="P4">+---------+----------+</text:p>
      <text:p text:style-name="P4"><text:soft-page-break/>10 rows in set (0.00 sec)</text:p>
      <text:p text:style-name="P4"/>
      <text:p text:style-name="P4"/>
      <text:h text:style-name="Heading_20_4" text:outline-level="4">List all the customers who are depositors but not borrowers</text:h>
      <text:list xml:id="list1195501342" text:style-name="WWNum43">
        <text:list-item>
          <text:p text:style-name="P44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0 sec)</text:p>
      <text:p text:style-name="P45"/>
      <text:list xml:id="list607776171" text:style-name="WWNum44">
        <text:list-item>
          <text:p text:style-name="P47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reformatted_20_Text"/>
      <text:list xml:id="list180239520620210" text:continue-list="list4193846415" text:style-name="WWNum41">
        <text:list-item>
          <text:p text:style-name="P42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Idukki <text:s text:c="8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1 sec)</text:p>
      <text:p text:style-name="P45"/>
      <text:list xml:id="list3616463801" text:style-name="WWNum45">
        <text:list-item>
          <text:p text:style-name="P48">mysql&gt; SELECT C_name FROM CUSTOMER WHERE Cust_id IN (SELECT Cust_id FROM DEPOSIT) AND Cust_id NOT IN (SELECT Cust_id FROM BORROW);</text:p>
        </text:list-item>
      </text:list>
      <text:p text:style-name="P4">+----------+</text:p>
      <text:p text:style-name="P4">| C_name <text:s text:c="2"/>|</text:p>
      <text:p text:style-name="P4">+----------+</text:p>
      <text:p text:style-name="P4">| Parvathi |</text:p>
      <text:p text:style-name="P4">+----------+</text:p>
      <text:p text:style-name="P4">1 row in set (0.01 sec)</text:p>
      <text:p text:style-name="P4"/>
      <text:p text:style-name="P4"/>
      <text:p text:style-name="P4"/>
      <text:h text:style-name="Heading_20_4" text:outline-level="4"><text:bookmark text:name="docs-internal-guid-27e7c440-7fff-7f84-42"/><text:soft-page-break/>List all the customers who are both depositors and borrowers</text:h>
      <text:list xml:id="list2038335412" text:style-name="WWNum46">
        <text:list-item>
          <text:p text:style-name="P49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0 sec)</text:p>
      <text:p text:style-name="Preformatted_20_Text"/>
      <text:list xml:id="list2230685117" text:style-name="WWNum47">
        <text:list-item>
          <text:p text:style-name="P50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reformatted_20_Text"/>
      <text:list xml:id="list180239818878113" text:continue-list="list180239520620210" text:style-name="WWNum41">
        <text:list-item>
          <text:p text:style-name="P42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Idukki <text:s text:c="8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1 sec)</text:p>
      <text:p text:style-name="P45"/>
      <text:list xml:id="list436514594" text:style-name="WWNum48">
        <text:list-item>
          <text:p text:style-name="P51">mysql&gt; SELECT C_name FROM CUSTOMER WHERE Cust_id IN (SELECT Cust_id FROM DEPOSIT) AND Cust_id IN (SELECT Cust_id FROM BORROW);</text:p>
        </text:list-item>
      </text:list>
      <text:p text:style-name="P4">+---------+</text:p>
      <text:p text:style-name="P4">| C_name <text:s/>|</text:p>
      <text:p text:style-name="P4">+---------+</text:p>
      <text:p text:style-name="P4">| Saranya |</text:p>
      <text:p text:style-name="P4">| Anjali <text:s/>|</text:p>
      <text:p text:style-name="P4">| Gopika <text:s/>|</text:p>
      <text:p text:style-name="P4">| Renu <text:s text:c="3"/>|</text:p>
      <text:p text:style-name="P4">| Sethu <text:s text:c="2"/>|</text:p>
      <text:p text:style-name="P4">| Aparna <text:s/>|</text:p>
      <text:p text:style-name="P4">| Anil <text:s text:c="3"/>|</text:p>
      <text:p text:style-name="P4">| Revathi |</text:p>
      <text:p text:style-name="P4">| Amala <text:s text:c="2"/>|</text:p>
      <text:p text:style-name="P4">+---------+</text:p>
      <text:p text:style-name="P4"><text:soft-page-break/>9 rows in set (0.00 sec)</text:p>
      <text:p text:style-name="P4"/>
      <text:p text:style-name="P4"/>
      <text:p text:style-name="P4"/>
      <text:p text:style-name="P4"/>
      <text:h text:style-name="Heading_20_4" text:outline-level="4"><text:bookmark text:name="docs-internal-guid-a418cf6d-7fff-b652-58"/>List all the customers along with their amount who are either borrowers</text:h>
      <text:list xml:id="list1740627262" text:style-name="WWNum49">
        <text:list-item>
          <text:p text:style-name="P52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0 sec)</text:p>
      <text:p text:style-name="Preformatted_20_Text"/>
      <text:list xml:id="list180239730487434" text:continue-list="list180239818878113" text:style-name="WWNum41">
        <text:list-item>
          <text:p text:style-name="P42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Idukki <text:s text:c="8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1 sec)</text:p>
      <text:p text:style-name="Preformatted_20_Text"/>
      <text:list xml:id="list117249142" text:style-name="WWNum50">
        <text:list-item>
          <text:p text:style-name="P53">mysql&gt; SELECT C_name, Amount FROM CUSTOMER JOIN BORROW ON CUSTOMER.Cust_id = BORROW.Cust_id;</text:p>
        </text:list-item>
      </text:list>
      <text:p text:style-name="P4">+---------+--------+</text:p>
      <text:p text:style-name="P4">| C_name <text:s/>| Amount |</text:p>
      <text:p text:style-name="P4">+---------+--------+</text:p>
      <text:p text:style-name="P4">| Saranya | <text:s/>40500 |</text:p>
      <text:p text:style-name="P4">| Anjali <text:s/>| <text:s/>60000 |</text:p>
      <text:p text:style-name="P4">| Gopika <text:s/>| <text:s/>10000 |</text:p>
      <text:p text:style-name="P4">| Renu <text:s text:c="3"/>| <text:s/>31000 |</text:p>
      <text:p text:style-name="P4">| Sethu <text:s text:c="2"/>| <text:s text:c="3"/>400 |</text:p>
      <text:p text:style-name="P4">| Aparna <text:s/>| <text:s text:c="2"/>6300 |</text:p>
      <text:p text:style-name="P4">| Anil <text:s text:c="3"/>| <text:s/>56600 |</text:p>
      <text:p text:style-name="P4">| Anil <text:s text:c="3"/>| <text:s/>56600 |</text:p>
      <text:p text:style-name="P4">| Revathi | <text:s text:c="2"/>8000 |</text:p>
      <text:p text:style-name="P4">| Amala <text:s text:c="2"/>| <text:s text:c="3"/>900 |</text:p>
      <text:p text:style-name="P4">+---------+--------+</text:p>
      <text:p text:style-name="P4">10 rows in set (0.01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71ee14c4-7fff-dd10-c4"/><text:soft-page-break/>List the cites of depositor having branch ‘Cherthala’</text:h>
      <text:list xml:id="list180239454832520" text:continue-list="list3043839552" text:style-name="WWNum12">
        <text:list-item>
          <text:p text:style-name="P13">mysql&gt; SELECT * FROM BRANCH;</text:p>
        </text:list-item>
      </text:list>
      <text:p text:style-name="P4">+-----------+-------------+------------+</text:p>
      <text:p text:style-name="P4">| Branch_id | B_name <text:s text:c="5"/>| City <text:s text:c="6"/>|</text:p>
      <text:p text:style-name="P4">+-----------+-------------+------------+</text:p>
      <text:p text:style-name="P4">| <text:s text:c="8"/>1 | Aroor <text:s text:c="6"/>| Kochi <text:s text:c="5"/>|</text:p>
      <text:p text:style-name="P4">| <text:s text:c="8"/>2 | Vaikom <text:s text:c="5"/>| Kottayam <text:s text:c="2"/>|</text:p>
      <text:p text:style-name="P4">| <text:s text:c="8"/>4 | Kaloor <text:s text:c="5"/>| Eranakulam |</text:p>
      <text:p text:style-name="P4">| <text:s text:c="8"/>5 | Nedumkandam | Idukki <text:s text:c="4"/>|</text:p>
      <text:p text:style-name="P4">| <text:s text:c="8"/>6 | Cherthala <text:s text:c="2"/>| Pallipuram |</text:p>
      <text:p text:style-name="P4">| <text:s text:c="8"/>7 | Alappuzha <text:s text:c="2"/>| Kuttanad <text:s text:c="2"/>|</text:p>
      <text:p text:style-name="P4">| <text:s text:c="8"/>8 | Kaladi <text:s text:c="5"/>| Thrissur <text:s text:c="2"/>|</text:p>
      <text:p text:style-name="P4">| <text:s text:c="8"/>9 | Kattapana <text:s text:c="2"/>| Idukki <text:s text:c="4"/>|</text:p>
      <text:p text:style-name="P4">| <text:s text:c="7"/>12 | Edappaly <text:s text:c="3"/>| Kollam <text:s text:c="4"/>|</text:p>
      <text:p text:style-name="P4">| <text:s text:c="7"/>14 | Mundakkayam | Kottayam <text:s text:c="2"/>|</text:p>
      <text:p text:style-name="P4">+-----------+-------------+------------+</text:p>
      <text:p text:style-name="P4">10 rows in set (0.00 sec)</text:p>
      <text:p text:style-name="P46"/>
      <text:list xml:id="list2796661876" text:style-name="WWNum51">
        <text:list-item>
          <text:p text:style-name="P54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0500 | <text:s text:c="8"/>1 | 2018-01-21 |</text:p>
      <text:p text:style-name="P4">| 0732108020292 | <text:s text:c="6"/>5 | <text:s/>31000 | <text:s text:c="8"/>6 | 2009-07-12 |</text:p>
      <text:p text:style-name="P4">| 0732108020293 | <text:s text:c="6"/>4 | <text:s/>50000 | <text:s text:c="8"/>5 | 2010-03-23 |</text:p>
      <text:p text:style-name="P4">| 0732108020294 | <text:s text:c="6"/>2 | <text:s/>60000 | <text:s text:c="8"/>2 | 2005-08-20 |</text:p>
      <text:p text:style-name="P4">| 0732108020295 | <text:s text:c="6"/>9 | <text:s text:c="2"/>8000 | <text:s text:c="7"/>12 | 2000-05-25 |</text:p>
      <text:p text:style-name="P4">| 0732108020296 | <text:s text:c="6"/>7 | <text:s text:c="2"/>6300 | <text:s text:c="8"/>8 | 2007-06-26 |</text:p>
      <text:p text:style-name="P4">| 0732108020297 | <text:s text:c="5"/>10 | <text:s text:c="3"/>900 | <text:s text:c="7"/>14 | 2008-07-27 |</text:p>
      <text:p text:style-name="P4">| 0732108020298 | <text:s text:c="6"/>8 | <text:s/>56600 | <text:s text:c="8"/>9 | 2009-08-28 |</text:p>
      <text:p text:style-name="P4">| 0732108020291 | <text:s text:c="6"/>3 | <text:s/>10000 | <text:s text:c="8"/>4 | 2010-09-29 |</text:p>
      <text:p text:style-name="P4">| 0732108020210 | <text:s text:c="6"/>6 | <text:s text:c="3"/>400 | <text:s text:c="8"/>7 | 2011-10-30 |</text:p>
      <text:p text:style-name="P4">+---------------+---------+--------+-----------+------------+</text:p>
      <text:p text:style-name="P4">10 rows in set (0.00 sec)</text:p>
      <text:p text:style-name="P4"/>
      <text:list xml:id="list180239979656036" text:continue-list="list180239730487434" text:style-name="WWNum41">
        <text:list-item>
          <text:p text:style-name="P42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Idukki <text:s text:c="8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1 sec)</text:p>
      <text:p text:style-name="Preformatted_20_Text"/>
      <text:p text:style-name="P46">mysql&gt; SELECT City FROM CUSTOMER JOIN DEPOSIT ON CUSTOMER.Cust_id = DEPOSIT.Cust_id WHERE Branch_id = (SELECT Branch_id FROM BRANCH WHERE B_name = 'Cherthala');</text:p>
      <text:p text:style-name="P4">+------------+</text:p>
      <text:p text:style-name="P4">| City <text:s text:c="6"/>|</text:p>
      <text:p text:style-name="P4">+------------+</text:p>
      <text:p text:style-name="P4">| Malappuram |</text:p>
      <text:p text:style-name="P4">+------------+</text:p>
      <text:p text:style-name="P4">1 row in set (0.00 sec)</text:p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29fb0d7b-7fff-0f74-72"/><text:soft-page-break/>Update 10% interest to all depositors</text:h>
      <text:list xml:id="list2114643921" text:style-name="WWNum52">
        <text:list-item>
          <text:p text:style-name="P55">mysql&gt; UPDATE DEPOSIT SET Amount = Amount * 1.1;</text:p>
        </text:list-item>
      </text:list>
      <text:p text:style-name="P4">Query OK, 10 rows affected (0.02 sec)</text:p>
      <text:p text:style-name="P4">Rows matched: 10 <text:s/>Changed: 10 <text:s/>Warnings: 0</text:p>
      <text:p text:style-name="Preformatted_20_Text"/>
      <text:list xml:id="list987570124" text:style-name="WWNum53">
        <text:list-item>
          <text:p text:style-name="P56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4550 | <text:s text:c="8"/>1 | 2018-01-21 |</text:p>
      <text:p text:style-name="P4">| 0732108020292 | <text:s text:c="6"/>5 | <text:s/>34100 | <text:s text:c="8"/>6 | 2009-07-12 |</text:p>
      <text:p text:style-name="P4">| 0732108020293 | <text:s text:c="6"/>4 | <text:s/>55000 | <text:s text:c="8"/>5 | 2010-03-23 |</text:p>
      <text:p text:style-name="P4">| 0732108020294 | <text:s text:c="6"/>2 | <text:s/>66000 | <text:s text:c="8"/>2 | 2005-08-20 |</text:p>
      <text:p text:style-name="P4">| 0732108020295 | <text:s text:c="6"/>9 | <text:s text:c="2"/>8800 | <text:s text:c="7"/>12 | 2000-05-25 |</text:p>
      <text:p text:style-name="P4">| 0732108020296 | <text:s text:c="6"/>7 | <text:s text:c="2"/>6930 | <text:s text:c="8"/>8 | 2007-06-26 |</text:p>
      <text:p text:style-name="P4">| 0732108020297 | <text:s text:c="5"/>10 | <text:s text:c="3"/>990 | <text:s text:c="7"/>14 | 2008-07-27 |</text:p>
      <text:p text:style-name="P4">| 0732108020298 | <text:s text:c="6"/>8 | <text:s/>62260 | <text:s text:c="8"/>9 | 2009-08-28 |</text:p>
      <text:p text:style-name="P4">| 0732108020291 | <text:s text:c="6"/>3 | <text:s/>11000 | <text:s text:c="8"/>4 | 2010-09-29 |</text:p>
      <text:p text:style-name="P4">| 0732108020210 | <text:s text:c="6"/>6 | <text:s text:c="3"/>440 | <text:s text:c="8"/>7 | 2011-10-30 |</text:p>
      <text:p text:style-name="P4">+---------------+---------+--------+-----------+------------+</text:p>
      <text:p text:style-name="P4">10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39ee1579-7fff-4f89-63"/>Update 10% to all depositors living in ‘Ernakulam’</text:h>
      <text:list xml:id="list2388694776" text:style-name="WWNum54">
        <text:list-item>
          <text:p text:style-name="P57">mysql&gt; UPDATE DEPOSIT SET Amount = Amount * 1.1 WHERE Cust_id IN (SELECT Cust_id FROM CUSTOMER WHERE City = 'Ernakulam');</text:p>
        </text:list-item>
      </text:list>
      <text:p text:style-name="P4">Query OK, 0 rows affected (0.00 sec)</text:p>
      <text:p text:style-name="P4">Rows matched: 0 <text:s/>Changed: 0 <text:s/>Warnings: 0</text:p>
      <text:p text:style-name="Preformatted_20_Text"/>
      <text:list xml:id="list420765753" text:style-name="WWNum55">
        <text:list-item>
          <text:p text:style-name="P58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4550 | <text:s text:c="8"/>1 | 2018-01-21 |</text:p>
      <text:p text:style-name="P4">| 0732108020292 | <text:s text:c="6"/>5 | <text:s/>34100 | <text:s text:c="8"/>6 | 2009-07-12 |</text:p>
      <text:p text:style-name="P4">| 0732108020293 | <text:s text:c="6"/>4 | <text:s/>55000 | <text:s text:c="8"/>5 | 2010-03-23 |</text:p>
      <text:p text:style-name="P4">| 0732108020294 | <text:s text:c="6"/>2 | <text:s/>66000 | <text:s text:c="8"/>2 | 2005-08-20 |</text:p>
      <text:p text:style-name="P4">| 0732108020295 | <text:s text:c="6"/>9 | <text:s text:c="2"/>8800 | <text:s text:c="7"/>12 | 2000-05-25 |</text:p>
      <text:p text:style-name="P4">| 0732108020296 | <text:s text:c="6"/>7 | <text:s text:c="2"/>6930 | <text:s text:c="8"/>8 | 2007-06-26 |</text:p>
      <text:p text:style-name="P4">| 0732108020297 | <text:s text:c="5"/>10 | <text:s text:c="3"/>990 | <text:s text:c="7"/>14 | 2008-07-27 |</text:p>
      <text:p text:style-name="P4">| 0732108020298 | <text:s text:c="6"/>8 | <text:s/>62260 | <text:s text:c="8"/>9 | 2009-08-28 |</text:p>
      <text:p text:style-name="P4">| 0732108020291 | <text:s text:c="6"/>3 | <text:s/>11000 | <text:s text:c="8"/>4 | 2010-09-29 |</text:p>
      <text:p text:style-name="P4">| 0732108020210 | <text:s text:c="6"/>6 | <text:s text:c="3"/>440 | <text:s text:c="8"/>7 | 2011-10-30 |</text:p>
      <text:p text:style-name="P4">+---------------+---------+--------+-----------+------------+</text:p>
      <text:p text:style-name="P4">10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3cc502db-7fff-7a22-c9"/><text:soft-page-break/>Change living city of the ‘Aroor’ branch borrowers to Aroor</text:h>
      <text:list xml:id="list3342217078" text:style-name="WWNum56">
        <text:list-item>
          <text:p text:style-name="P59">mysql&gt; SELECT * FROM BRANCH;</text:p>
        </text:list-item>
      </text:list>
      <text:p text:style-name="P4">+-----------+-------------+------------+</text:p>
      <text:p text:style-name="P4">| Branch_id | B_name <text:s text:c="5"/>| City <text:s text:c="6"/>|</text:p>
      <text:p text:style-name="P4">+-----------+-------------+------------+</text:p>
      <text:p text:style-name="P4">| <text:s text:c="8"/>1 | Aroor <text:s text:c="6"/>| Kochi <text:s text:c="5"/>|</text:p>
      <text:p text:style-name="P4">| <text:s text:c="8"/>2 | Vaikom <text:s text:c="5"/>| Kottayam <text:s text:c="2"/>|</text:p>
      <text:p text:style-name="P4">| <text:s text:c="8"/>4 | Kaloor <text:s text:c="5"/>| Eranakulam |</text:p>
      <text:p text:style-name="P4">| <text:s text:c="8"/>5 | Nedumkandam | Idukki <text:s text:c="4"/>|</text:p>
      <text:p text:style-name="P4">| <text:s text:c="8"/>6 | Cherthala <text:s text:c="2"/>| Pallipuram |</text:p>
      <text:p text:style-name="P4">| <text:s text:c="8"/>7 | Alappuzha <text:s text:c="2"/>| Kuttanad <text:s text:c="2"/>|</text:p>
      <text:p text:style-name="P4">| <text:s text:c="8"/>8 | Kaladi <text:s text:c="5"/>| Thrissur <text:s text:c="2"/>|</text:p>
      <text:p text:style-name="P4">| <text:s text:c="8"/>9 | Kattapana <text:s text:c="2"/>| Idukki <text:s text:c="4"/>|</text:p>
      <text:p text:style-name="P4">| <text:s text:c="7"/>12 | Edappaly <text:s text:c="3"/>| Kollam <text:s text:c="4"/>|</text:p>
      <text:p text:style-name="P4">| <text:s text:c="7"/>14 | Mundakkayam | Kottayam <text:s text:c="2"/>|</text:p>
      <text:p text:style-name="P4">+-----------+-------------+------------+</text:p>
      <text:p text:style-name="P4">10 rows in set (0.00 sec)</text:p>
      <text:p text:style-name="Preformatted_20_Text"/>
      <text:list xml:id="list2684908705" text:style-name="WWNum57">
        <text:list-item>
          <text:p text:style-name="P60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6"/>5 | <text:s text:c="6"/>9 | <text:s text:c="7"/>12 | <text:s text:c="2"/>80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10 rows in set (0.00 sec)</text:p>
      <text:p text:style-name="P4"/>
      <text:list xml:id="list4281450191" text:style-name="WWNum58">
        <text:list-item>
          <text:p text:style-name="P61">mysql&gt; UPDATE CUSTOMER SET City = 'Aroor' WHERE Cust_id IN (SELECT Cust_id FROM BORROW WHERE Branch_id = (SELECT Branch_id FROM BRANCH WHERE B_name = 'Aroor'));</text:p>
        </text:list-item>
      </text:list>
      <text:p text:style-name="P4">Query OK, 1 row affected (0.01 sec)</text:p>
      <text:p text:style-name="P4">Rows matched: 1 <text:s/>Changed: 1 <text:s/>Warnings: 0</text:p>
      <text:p text:style-name="Preformatted_20_Text"/>
      <text:list xml:id="list2474196655" text:style-name="WWNum59">
        <text:list-item>
          <text:p text:style-name="P62">mysql&gt; SELECT * FROM CUSTOMER;</text:p>
        </text:list-item>
      </text:list>
      <text:p text:style-name="P4">+---------+----------+----------------+</text:p>
      <text:p text:style-name="P4">| Cust_id | C_name <text:s text:c="2"/>| City <text:s text:c="10"/>|</text:p>
      <text:p text:style-name="P4">+---------+----------+----------------+</text:p>
      <text:p text:style-name="P4">| <text:s text:c="6"/>1 | Saranya <text:s/>| Aroor <text:s text:c="9"/>|</text:p>
      <text:p text:style-name="P4">| <text:s text:c="6"/>2 | Anjali <text:s text:c="2"/>| Palakkad <text:s text:c="6"/>|</text:p>
      <text:p text:style-name="P4">| <text:s text:c="6"/>3 | Gopika <text:s text:c="2"/>| Kozhikode <text:s text:c="5"/>|</text:p>
      <text:p text:style-name="P4">| <text:s text:c="6"/>4 | Parvathi | Palakkad <text:s text:c="6"/>|</text:p>
      <text:p text:style-name="P4">| <text:s text:c="6"/>5 | Renu <text:s text:c="4"/>| Malappuram <text:s text:c="4"/>|</text:p>
      <text:p text:style-name="P4">| <text:s text:c="6"/>6 | Sethu <text:s text:c="3"/>| Pathanamthitta |</text:p>
      <text:p text:style-name="P4">| <text:s text:c="6"/>7 | Aparna <text:s text:c="2"/>| Kozhikode <text:s text:c="5"/>|</text:p>
      <text:p text:style-name="P4">| <text:s text:c="6"/>8 | Anil <text:s text:c="4"/>| Idukki <text:s text:c="8"/>|</text:p>
      <text:p text:style-name="P4">| <text:s text:c="6"/>9 | Revathi <text:s/>| Eranakulam <text:s text:c="4"/>|</text:p>
      <text:p text:style-name="P4">| <text:s text:c="5"/>10 | Amala <text:s text:c="3"/>| Eranakulam <text:s text:c="4"/>|</text:p>
      <text:p text:style-name="P4">+---------+----------+----------------+</text:p>
      <text:p text:style-name="P4">10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03e7f901-7fff-a037-88"/><text:soft-page-break/>Delete branches having deposit from Kollam</text:h>
      <text:list xml:id="list3994817807" text:style-name="WWNum60">
        <text:list-item>
          <text:p text:style-name="P63">mysql&gt; DELETE FROM BORROW WHERE Branch_id IN (SELECT Branch_id FROM BRANCH WHERE City = 'Kollam');</text:p>
        </text:list-item>
      </text:list>
      <text:p text:style-name="P4">Query OK, 1 row affected (0.01 sec)</text:p>
      <text:p text:style-name="Preformatted_20_Text"/>
      <text:list xml:id="list804860873" text:style-name="WWNum61">
        <text:list-item>
          <text:p text:style-name="P64">mysql&gt; SELECT * FROM BORROW;</text:p>
        </text:list-item>
      </text:list>
      <text:p text:style-name="P4">+---------+---------+-----------+--------+</text:p>
      <text:p text:style-name="P4">| Loan_no | Cust_id | Branch_id | Amount |</text:p>
      <text:p text:style-name="P4">+---------+---------+-----------+--------+</text:p>
      <text:p text:style-name="P4">| <text:s text:c="4"/>109 | <text:s text:c="5"/>10 | <text:s text:c="7"/>14 | <text:s text:c="3"/>900 |</text:p>
      <text:p text:style-name="P4">| <text:s text:c="4"/>205 | <text:s text:c="6"/>1 | <text:s text:c="8"/>1 | <text:s/>40500 |</text:p>
      <text:p text:style-name="P4">| <text:s text:c="5"/>34 | <text:s text:c="6"/>5 | <text:s text:c="8"/>6 | <text:s/>31000 |</text:p>
      <text:p text:style-name="P4">| <text:s text:c="5"/>22 | <text:s text:c="6"/>6 | <text:s text:c="8"/>7 | <text:s text:c="3"/>400 |</text:p>
      <text:p text:style-name="P4">| <text:s text:c="5"/>12 | <text:s text:c="6"/>3 | <text:s text:c="8"/>4 | <text:s/>10000 |</text:p>
      <text:p text:style-name="P4">| <text:s text:c="6"/>2 | <text:s text:c="6"/>8 | <text:s text:c="8"/>9 | <text:s/>56600 |</text:p>
      <text:p text:style-name="P4">| <text:s text:c="5"/>67 | <text:s text:c="6"/>7 | <text:s text:c="8"/>8 | <text:s text:c="2"/>6300 |</text:p>
      <text:p text:style-name="P4">| <text:s text:c="5"/>78 | <text:s text:c="6"/>2 | <text:s text:c="8"/>2 | <text:s/>60000 |</text:p>
      <text:p text:style-name="P4">| <text:s text:c="5"/>44 | <text:s text:c="6"/>8 | <text:s text:c="8"/>9 | <text:s/>56600 |</text:p>
      <text:p text:style-name="P4">+---------+---------+-----------+--------+</text:p>
      <text:p text:style-name="P4">9 rows in set (0.01 sec)</text:p>
      <text:p text:style-name="Preformatted_20_Text"/>
      <text:list xml:id="list3044575368" text:style-name="WWNum62">
        <text:list-item>
          <text:p text:style-name="P65">mysql&gt; DELETE FROM DEPOSIT WHERE Branch_id IN (SELECT Branch_id FROM BRANCH WHERE City = 'Kollam');</text:p>
        </text:list-item>
      </text:list>
      <text:p text:style-name="P4">Query OK, 1 row affected (0.01 sec)</text:p>
      <text:p text:style-name="Preformatted_20_Text"/>
      <text:list xml:id="list2961049493" text:style-name="WWNum63">
        <text:list-item>
          <text:p text:style-name="P66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4550 | <text:s text:c="8"/>1 | 2018-01-21 |</text:p>
      <text:p text:style-name="P4">| 0732108020292 | <text:s text:c="6"/>5 | <text:s/>34100 | <text:s text:c="8"/>6 | 2009-07-12 |</text:p>
      <text:p text:style-name="P4">| 0732108020293 | <text:s text:c="6"/>4 | <text:s/>55000 | <text:s text:c="8"/>5 | 2010-03-23 |</text:p>
      <text:p text:style-name="P4">| 0732108020294 | <text:s text:c="6"/>2 | <text:s/>66000 | <text:s text:c="8"/>2 | 2005-08-20 |</text:p>
      <text:p text:style-name="P4">| 0732108020296 | <text:s text:c="6"/>7 | <text:s text:c="2"/>6930 | <text:s text:c="8"/>8 | 2007-06-26 |</text:p>
      <text:p text:style-name="P4">| 0732108020297 | <text:s text:c="5"/>10 | <text:s text:c="3"/>990 | <text:s text:c="7"/>14 | 2008-07-27 |</text:p>
      <text:p text:style-name="P4">| 0732108020298 | <text:s text:c="6"/>8 | <text:s/>62260 | <text:s text:c="8"/>9 | 2009-08-28 |</text:p>
      <text:p text:style-name="P4">| 0732108020291 | <text:s text:c="6"/>3 | <text:s/>11000 | <text:s text:c="8"/>4 | 2010-09-29 |</text:p>
      <text:p text:style-name="P4">| 0732108020210 | <text:s text:c="6"/>6 | <text:s text:c="3"/>440 | <text:s text:c="8"/>7 | 2011-10-30 |</text:p>
      <text:p text:style-name="P4">+---------------+---------+--------+-----------+------------+</text:p>
      <text:p text:style-name="P4">9 rows in set (0.00 sec)</text:p>
      <text:p text:style-name="Preformatted_20_Text"/>
      <text:list xml:id="list960276719" text:style-name="WWNum64">
        <text:list-item>
          <text:p text:style-name="P67">mysql&gt; DELETE FROM BRANCH WHERE City = 'Kollam';</text:p>
        </text:list-item>
      </text:list>
      <text:p text:style-name="P4">Query OK, 1 row affected (0.01 sec)</text:p>
      <text:p text:style-name="Preformatted_20_Text"/>
      <text:list xml:id="list1971414642" text:style-name="WWNum65">
        <text:list-item>
          <text:p text:style-name="P68">mysql&gt; SELECT * FROM BRANCH;</text:p>
        </text:list-item>
      </text:list>
      <text:p text:style-name="P4">+-----------+-------------+------------+</text:p>
      <text:p text:style-name="P4">| Branch_id | B_name <text:s text:c="5"/>| City <text:s text:c="6"/>|</text:p>
      <text:p text:style-name="P4">+-----------+-------------+------------+</text:p>
      <text:p text:style-name="P4">| <text:s text:c="8"/>1 | Aroor <text:s text:c="6"/>| Kochi <text:s text:c="5"/>|</text:p>
      <text:p text:style-name="P4">| <text:s text:c="8"/>2 | Vaikom <text:s text:c="5"/>| Kottayam <text:s text:c="2"/>|</text:p>
      <text:p text:style-name="P4">| <text:s text:c="8"/>4 | Kaloor <text:s text:c="5"/>| Eranakulam |</text:p>
      <text:p text:style-name="P4">| <text:s text:c="8"/>5 | Nedumkandam | Idukki <text:s text:c="4"/>|</text:p>
      <text:p text:style-name="P4">| <text:s text:c="8"/>6 | Cherthala <text:s text:c="2"/>| Pallipuram |</text:p>
      <text:p text:style-name="P4">| <text:s text:c="8"/>7 | Alappuzha <text:s text:c="2"/>| Kuttanad <text:s text:c="2"/>|</text:p>
      <text:p text:style-name="P4">| <text:s text:c="8"/>8 | Kaladi <text:s text:c="5"/>| Thrissur <text:s text:c="2"/>|</text:p>
      <text:p text:style-name="P4">| <text:s text:c="8"/>9 | Kattapana <text:s text:c="2"/>| Idukki <text:s text:c="4"/>|</text:p>
      <text:p text:style-name="P4">| <text:s text:c="7"/>14 | Mundakkayam | Kottayam <text:s text:c="2"/>|</text:p>
      <text:p text:style-name="P4">+-----------+-------------+------------+</text:p>
      <text:p text:style-name="P4">9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c2c01278-7fff-df7e-66"/><text:soft-page-break/>Delete depositors of branches having number of customers between 1 and 3</text:h>
      <text:list xml:id="list6077230" text:style-name="WWNum66">
        <text:list-item>
          <text:p text:style-name="P69">mysql&gt; DELETE FROM DEPOSIT WHERE Branch_id IN (SELECT Branch_id FROM BRANCH WHERE Branch_id IN (SELECT Branch_id FROM CUSTOMER GROUP BY Branch_id HAVING COUNT(Cust_id) BETWEEN 1 AND 3));</text:p>
        </text:list-item>
      </text:list>
      <text:p text:style-name="P4">Query OK, 0 rows affected (0.01 sec)</text:p>
      <text:p text:style-name="Preformatted_20_Text"/>
      <text:list xml:id="list2284343255" text:style-name="WWNum67">
        <text:list-item>
          <text:p text:style-name="P70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4550 | <text:s text:c="8"/>1 | 2018-01-21 |</text:p>
      <text:p text:style-name="P4">| 0732108020292 | <text:s text:c="6"/>5 | <text:s/>34100 | <text:s text:c="8"/>6 | 2009-07-12 |</text:p>
      <text:p text:style-name="P4">| 0732108020293 | <text:s text:c="6"/>4 | <text:s/>55000 | <text:s text:c="8"/>5 | 2010-03-23 |</text:p>
      <text:p text:style-name="P4">| 0732108020294 | <text:s text:c="6"/>2 | <text:s/>66000 | <text:s text:c="8"/>2 | 2005-08-20 |</text:p>
      <text:p text:style-name="P4">| 0732108020296 | <text:s text:c="6"/>7 | <text:s text:c="2"/>6930 | <text:s text:c="8"/>8 | 2007-06-26 |</text:p>
      <text:p text:style-name="P4">| 0732108020297 | <text:s text:c="5"/>10 | <text:s text:c="3"/>990 | <text:s text:c="7"/>14 | 2008-07-27 |</text:p>
      <text:p text:style-name="P4">| 0732108020298 | <text:s text:c="6"/>8 | <text:s/>62260 | <text:s text:c="8"/>9 | 2009-08-28 |</text:p>
      <text:p text:style-name="P4">| 0732108020291 | <text:s text:c="6"/>3 | <text:s/>11000 | <text:s text:c="8"/>4 | 2010-09-29 |</text:p>
      <text:p text:style-name="P4">| 0732108020210 | <text:s text:c="6"/>6 | <text:s text:c="3"/>440 | <text:s text:c="8"/>7 | 2011-10-30 |</text:p>
      <text:p text:style-name="P4">+---------------+---------+--------+-----------+------------+</text:p>
      <text:p text:style-name="P4">9 rows in set (0.00 sec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<text:bookmark text:name="docs-internal-guid-64e2cf31-7fff-18d9-d0"/>Delete depositors having deposit less than Rs500</text:h>
      <text:list xml:id="list805152832" text:style-name="WWNum68">
        <text:list-item>
          <text:p text:style-name="P71">mysql&gt; DELETE FROM DEPOSIT WHERE Amount &lt; 500;</text:p>
        </text:list-item>
      </text:list>
      <text:p text:style-name="P4">Query OK, 1 row affected (0.02 sec)</text:p>
      <text:p text:style-name="Preformatted_20_Text"/>
      <text:list xml:id="list1757579348" text:style-name="WWNum69">
        <text:list-item>
          <text:p text:style-name="P72">mysql&gt; SELECT * FROM DEPOSIT;</text:p>
        </text:list-item>
      </text:list>
      <text:p text:style-name="P4">+---------------+---------+--------+-----------+------------+</text:p>
      <text:p text:style-name="P4">| Acc_no <text:s text:c="7"/>| Cust_id | Amount | Branch_id | Open_date <text:s/>|</text:p>
      <text:p text:style-name="P4">+---------------+---------+--------+-----------+------------+</text:p>
      <text:p text:style-name="P4">| 0732108020299 | <text:s text:c="6"/>1 | <text:s/>44550 | <text:s text:c="8"/>1 | 2018-01-21 |</text:p>
      <text:p text:style-name="P4">| 0732108020292 | <text:s text:c="6"/>5 | <text:s/>34100 | <text:s text:c="8"/>6 | 2009-07-12 |</text:p>
      <text:p text:style-name="P4">| 0732108020293 | <text:s text:c="6"/>4 | <text:s/>55000 | <text:s text:c="8"/>5 | 2010-03-23 |</text:p>
      <text:p text:style-name="P4">| 0732108020294 | <text:s text:c="6"/>2 | <text:s/>66000 | <text:s text:c="8"/>2 | 2005-08-20 |</text:p>
      <text:p text:style-name="P4">| 0732108020296 | <text:s text:c="6"/>7 | <text:s text:c="2"/>6930 | <text:s text:c="8"/>8 | 2007-06-26 |</text:p>
      <text:p text:style-name="P4">| 0732108020297 | <text:s text:c="5"/>10 | <text:s text:c="3"/>990 | <text:s text:c="7"/>14 | 2008-07-27 |</text:p>
      <text:p text:style-name="P4">| 0732108020298 | <text:s text:c="6"/>8 | <text:s/>62260 | <text:s text:c="8"/>9 | 2009-08-28 |</text:p>
      <text:p text:style-name="P4">| 0732108020291 | <text:s text:c="6"/>3 | <text:s/>11000 | <text:s text:c="8"/>4 | 2010-09-29 |</text:p>
      <text:p text:style-name="P4">+---------------+---------+--------+-----------+------------+</text:p>
      <text:p text:style-name="P4">8 rows in set (0.00 sec)</text:p>
      <text:p text:style-name="P4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en" fo:country="IN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IN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49cm" style:type="center"/>
          <style:tab-stop style:position="18.8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Wingdings1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Wingdings1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Wingdings1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Wingdings1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Wingdings1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1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1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Wingdings1" style:font-family-complex="Wingdings" style:font-family-generic-complex="system" style:font-pitch-complex="variable"/>
    </style:style>
    <style:style style:name="ListLabel_20_210" style:display-name="ListLabel 210" style:family="text">
      <style:text-properties style:font-name-complex="Wingdings1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-complex="Wingdings1" style:font-family-complex="Wingdings" style:font-family-generic-complex="system" style:font-pitch-complex="variable"/>
    </style:style>
    <style:style style:name="ListLabel_20_213" style:display-name="ListLabel 213" style:family="text">
      <style:text-properties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-complex="Wingdings1" style:font-family-complex="Wingdings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1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Wingdings1" style:font-family-complex="Wingdings" style:font-family-generic-complex="system" style:font-pitch-complex="variable"/>
    </style:style>
    <style:style style:name="ListLabel_20_254" style:display-name="ListLabel 254" style:family="text">
      <style:text-properties style:font-name-complex="Wingdings1" style:font-family-complex="Wingdings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Wingdings1" style:font-family-complex="Wingdings" style:font-family-generic-complex="system" style:font-pitch-complex="variable"/>
    </style:style>
    <style:style style:name="ListLabel_20_257" style:display-name="ListLabel 257" style:family="text">
      <style:text-properties style:font-name-complex="Wingdings1" style:font-family-complex="Wingdings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-complex="Wingdings1" style:font-family-complex="Wingdings" style:font-family-generic-complex="system" style:font-pitch-complex="variable"/>
    </style:style>
    <style:style style:name="ListLabel_20_260" style:display-name="ListLabel 260" style:family="text">
      <style:text-properties style:font-name-complex="Wingdings1" style:font-family-complex="Wingdings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OpenSymbol1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1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OpenSymbol1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1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OpenSymbol1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1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Wingdings1" style:font-family-complex="Wingdings" style:font-family-generic-complex="system" style:font-pitch-complex="variable"/>
    </style:style>
    <style:style style:name="ListLabel_20_272" style:display-name="ListLabel 272" style:family="text">
      <style:text-properties style:font-name-complex="Wingdings1" style:font-family-complex="Wingdings" style:font-family-generic-complex="system" style:font-pitch-complex="variable"/>
    </style:style>
    <style:style style:name="ListLabel_20_273" style:display-name="ListLabel 273" style:family="text">
      <style:text-properties style:font-name-complex="Wingdings1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-complex="Wingdings1" style:font-family-complex="Wingdings" style:font-family-generic-complex="system" style:font-pitch-complex="variable"/>
    </style:style>
    <style:style style:name="ListLabel_20_275" style:display-name="ListLabel 275" style:family="text">
      <style:text-properties style:font-name-complex="Wingdings1" style:font-family-complex="Wingdings" style:font-family-generic-complex="system" style:font-pitch-complex="variable"/>
    </style:style>
    <style:style style:name="ListLabel_20_276" style:display-name="ListLabel 276" style:family="text">
      <style:text-properties style:font-name-complex="Wingdings1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-complex="Wingdings1" style:font-family-complex="Wingdings" style:font-family-generic-complex="system" style:font-pitch-complex="variable"/>
    </style:style>
    <style:style style:name="ListLabel_20_278" style:display-name="ListLabel 278" style:family="text">
      <style:text-properties style:font-name-complex="Wingdings1" style:font-family-complex="Wingdings" style:font-family-generic-complex="system" style:font-pitch-complex="variable"/>
    </style:style>
    <style:style style:name="ListLabel_20_279" style:display-name="ListLabel 279" style:family="text">
      <style:text-properties style:font-name-complex="Wingdings1" style:font-family-complex="Wingdings" style:font-family-generic-complex="system" style:font-pitch-complex="variable"/>
    </style:style>
    <style:style style:name="ListLabel_20_280" style:display-name="ListLabel 280" style:family="text">
      <style:text-properties style:font-name-complex="Symbol1" style:font-family-complex="Symbol" style:font-family-generic-complex="system" style:font-pitch-complex="variable"/>
    </style:style>
    <style:style style:name="ListLabel_20_281" style:display-name="ListLabel 281" style:family="text">
      <style:text-properties style:font-name-complex="OpenSymbol1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1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Symbol1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-complex="OpenSymbol1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1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Symbol1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-complex="OpenSymbol1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1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Wingdings1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-complex="Wingdings1" style:font-family-complex="Wingdings" style:font-family-generic-complex="system" style:font-pitch-complex="variable"/>
    </style:style>
    <style:style style:name="ListLabel_20_291" style:display-name="ListLabel 291" style:family="text">
      <style:text-properties style:font-name-complex="Wingdings1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-complex="Wingdings1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-complex="Wingdings1" style:font-family-complex="Wingdings" style:font-family-generic-complex="system" style:font-pitch-complex="variable"/>
    </style:style>
    <style:style style:name="ListLabel_20_294" style:display-name="ListLabel 294" style:family="text">
      <style:text-properties style:font-name-complex="Wingdings1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style:font-name-complex="Wingdings1" style:font-family-complex="Wingdings" style:font-family-generic-complex="system" style:font-pitch-complex="variable"/>
    </style:style>
    <style:style style:name="ListLabel_20_297" style:display-name="ListLabel 297" style:family="text">
      <style:text-properties style:font-name-complex="Wingdings1" style:font-family-complex="Wingdings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Wingdings1" style:font-family-complex="Wingdings" style:font-family-generic-complex="system" style:font-pitch-complex="variable"/>
    </style:style>
    <style:style style:name="ListLabel_20_300" style:display-name="ListLabel 300" style:family="text">
      <style:text-properties style:font-name-complex="Wingdings1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-complex="Wingdings1" style:font-family-complex="Wingdings" style:font-family-generic-complex="system" style:font-pitch-complex="variable"/>
    </style:style>
    <style:style style:name="ListLabel_20_303" style:display-name="ListLabel 303" style:family="text">
      <style:text-properties style:font-name-complex="Wingdings1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-complex="Wingdings1" style:font-family-complex="Wingdings" style:font-family-generic-complex="system" style:font-pitch-complex="variable"/>
    </style:style>
    <style:style style:name="ListLabel_20_306" style:display-name="ListLabel 306" style:family="text">
      <style:text-properties style:font-name-complex="Wingdings1" style:font-family-complex="Wingdings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OpenSymbol1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1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Symbol1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-complex="OpenSymbol1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1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Symbol1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-complex="OpenSymbol1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1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Symbol1" style:font-family-complex="Symbol" style:font-family-generic-complex="system" style:font-pitch-complex="variable"/>
    </style:style>
    <style:style style:name="ListLabel_20_317" style:display-name="ListLabel 317" style:family="text">
      <style:text-properties style:font-name-complex="OpenSymbol1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1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Symbol1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-complex="OpenSymbol1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1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Symbol1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-complex="OpenSymbol1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1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font-name-complex="Wingdings1" style:font-family-complex="Wingdings" style:font-family-generic-complex="system" style:font-pitch-complex="variable"/>
    </style:style>
    <style:style style:name="ListLabel_20_327" style:display-name="ListLabel 327" style:family="text">
      <style:text-properties style:font-name-complex="Wingdings1" style:font-family-complex="Wingdings" style:font-family-generic-complex="system" style:font-pitch-complex="variable"/>
    </style:style>
    <style:style style:name="ListLabel_20_328" style:display-name="ListLabel 328" style:family="text">
      <style:text-properties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style:font-name-complex="Wingdings1" style:font-family-complex="Wingdings" style:font-family-generic-complex="system" style:font-pitch-complex="variable"/>
    </style:style>
    <style:style style:name="ListLabel_20_331" style:display-name="ListLabel 331" style:family="text">
      <style:text-properties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font-name-complex="Wingdings1" style:font-family-complex="Wingdings" style:font-family-generic-complex="system" style:font-pitch-complex="variable"/>
    </style:style>
    <style:style style:name="ListLabel_20_333" style:display-name="ListLabel 333" style:family="text">
      <style:text-properties style:font-name-complex="Wingdings1" style:font-family-complex="Wingdings" style:font-family-generic-complex="system" style:font-pitch-complex="variable"/>
    </style:style>
    <style:style style:name="ListLabel_20_334" style:display-name="ListLabel 334" style:family="text">
      <style:text-properties style:font-name-complex="Symbol1" style:font-family-complex="Symbol" style:font-family-generic-complex="system" style:font-pitch-complex="variable"/>
    </style:style>
    <style:style style:name="ListLabel_20_335" style:display-name="ListLabel 335" style:family="text">
      <style:text-properties style:font-name-complex="OpenSymbol1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1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OpenSymbol1" style:font-family-complex="OpenSymbol" style:font-family-generic-complex="system" style:font-pitch-complex="variable"/>
    </style:style>
    <style:style style:name="ListLabel_20_339" style:display-name="ListLabel 339" style:family="text">
      <style:text-properties style:font-name-complex="OpenSymbol1" style:font-family-complex="OpenSymbol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OpenSymbol1" style:font-family-complex="OpenSymbol" style:font-family-generic-complex="system" style:font-pitch-complex="variable"/>
    </style:style>
    <style:style style:name="ListLabel_20_342" style:display-name="ListLabel 342" style:family="text">
      <style:text-properties style:font-name-complex="OpenSymbol1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-complex="Wingdings1" style:font-family-complex="Wingdings" style:font-family-generic-complex="system" style:font-pitch-complex="variable"/>
    </style:style>
    <style:style style:name="ListLabel_20_344" style:display-name="ListLabel 344" style:family="text">
      <style:text-properties style:font-name-complex="Wingdings1" style:font-family-complex="Wingdings" style:font-family-generic-complex="system" style:font-pitch-complex="variable"/>
    </style:style>
    <style:style style:name="ListLabel_20_345" style:display-name="ListLabel 345" style:family="text">
      <style:text-properties style:font-name-complex="Wingdings1" style:font-family-complex="Wingdings" style:font-family-generic-complex="system" style:font-pitch-complex="variable"/>
    </style:style>
    <style:style style:name="ListLabel_20_346" style:display-name="ListLabel 346" style:family="text">
      <style:text-properties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style:font-name-complex="Wingdings1" style:font-family-complex="Wingdings" style:font-family-generic-complex="system" style:font-pitch-complex="variable"/>
    </style:style>
    <style:style style:name="ListLabel_20_348" style:display-name="ListLabel 348" style:family="text">
      <style:text-properties style:font-name-complex="Wingdings1" style:font-family-complex="Wingdings" style:font-family-generic-complex="system" style:font-pitch-complex="variable"/>
    </style:style>
    <style:style style:name="ListLabel_20_349" style:display-name="ListLabel 349" style:family="text">
      <style:text-properties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style:font-name-complex="Wingdings1" style:font-family-complex="Wingdings" style:font-family-generic-complex="system" style:font-pitch-complex="variable"/>
    </style:style>
    <style:style style:name="ListLabel_20_351" style:display-name="ListLabel 351" style:family="text">
      <style:text-properties style:font-name-complex="Wingdings1" style:font-family-complex="Wingdings" style:font-family-generic-complex="system" style:font-pitch-complex="variable"/>
    </style:style>
    <style:style style:name="ListLabel_20_352" style:display-name="ListLabel 352" style:family="text">
      <style:text-properties style:font-name-complex="Symbol1" style:font-family-complex="Symbol" style:font-family-generic-complex="system" style:font-pitch-complex="variable"/>
    </style:style>
    <style:style style:name="ListLabel_20_353" style:display-name="ListLabel 353" style:family="text">
      <style:text-properties style:font-name-complex="Symbol1" style:font-family-complex="Symbol" style:font-family-generic-complex="system" style:font-pitch-complex="variable"/>
    </style:style>
    <style:style style:name="ListLabel_20_354" style:display-name="ListLabel 354" style:family="text">
      <style:text-properties style:font-name-complex="Symbol1" style:font-family-complex="Symbol" style:font-family-generic-complex="system" style:font-pitch-complex="variable"/>
    </style:style>
    <style:style style:name="ListLabel_20_355" style:display-name="ListLabel 355" style:family="text">
      <style:text-properties style:font-name-complex="Symbol1" style:font-family-complex="Symbol" style:font-family-generic-complex="system" style:font-pitch-complex="variable"/>
    </style:style>
    <style:style style:name="ListLabel_20_356" style:display-name="ListLabel 356" style:family="text">
      <style:text-properties style:font-name-complex="Symbol1" style:font-family-complex="Symbol" style:font-family-generic-complex="system" style:font-pitch-complex="variable"/>
    </style:style>
    <style:style style:name="ListLabel_20_357" style:display-name="ListLabel 357" style:family="text">
      <style:text-properties style:font-name-complex="Symbol1" style:font-family-complex="Symbol" style:font-family-generic-complex="system" style:font-pitch-complex="variable"/>
    </style:style>
    <style:style style:name="ListLabel_20_358" style:display-name="ListLabel 358" style:family="text">
      <style:text-properties style:font-name-complex="Symbol1" style:font-family-complex="Symbol" style:font-family-generic-complex="system" style:font-pitch-complex="variable"/>
    </style:style>
    <style:style style:name="ListLabel_20_359" style:display-name="ListLabel 359" style:family="text">
      <style:text-properties style:font-name-complex="Symbol1" style:font-family-complex="Symbol" style:font-family-generic-complex="system" style:font-pitch-complex="variable"/>
    </style:style>
    <style:style style:name="ListLabel_20_360" style:display-name="ListLabel 360" style:family="text">
      <style:text-properties style:font-name-complex="Symbol1" style:font-family-complex="Symbol" style:font-family-generic-complex="system" style:font-pitch-complex="variable"/>
    </style:style>
    <style:style style:name="ListLabel_20_361" style:display-name="ListLabel 361" style:family="text">
      <style:text-properties style:font-name-complex="Symbol1" style:font-family-complex="Symbol" style:font-family-generic-complex="system" style:font-pitch-complex="variable"/>
    </style:style>
    <style:style style:name="ListLabel_20_362" style:display-name="ListLabel 362" style:family="text">
      <style:text-properties style:font-name-complex="OpenSymbol1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1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Symbol1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complex="OpenSymbol1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1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Symbol1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complex="OpenSymbol1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1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Wingdings1" style:font-family-complex="Wingdings" style:font-family-generic-complex="system" style:font-pitch-complex="variable"/>
    </style:style>
    <style:style style:name="ListLabel_20_371" style:display-name="ListLabel 371" style:family="text">
      <style:text-properties style:font-name-complex="Wingdings1" style:font-family-complex="Wingdings" style:font-family-generic-complex="system" style:font-pitch-complex="variable"/>
    </style:style>
    <style:style style:name="ListLabel_20_372" style:display-name="ListLabel 372" style:family="text">
      <style:text-properties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complex="Wingdings1" style:font-family-complex="Wingdings" style:font-family-generic-complex="system" style:font-pitch-complex="variable"/>
    </style:style>
    <style:style style:name="ListLabel_20_374" style:display-name="ListLabel 374" style:family="text">
      <style:text-properties style:font-name-complex="Wingdings1" style:font-family-complex="Wingdings" style:font-family-generic-complex="system" style:font-pitch-complex="variable"/>
    </style:style>
    <style:style style:name="ListLabel_20_375" style:display-name="ListLabel 375" style:family="text">
      <style:text-properties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complex="Wingdings1" style:font-family-complex="Wingdings" style:font-family-generic-complex="system" style:font-pitch-complex="variable"/>
    </style:style>
    <style:style style:name="ListLabel_20_377" style:display-name="ListLabel 377" style:family="text">
      <style:text-properties style:font-name-complex="Wingdings1" style:font-family-complex="Wingdings" style:font-family-generic-complex="system" style:font-pitch-complex="variable"/>
    </style:style>
    <style:style style:name="ListLabel_20_378" style:display-name="ListLabel 378" style:family="text">
      <style:text-properties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OpenSymbol1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1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Symbol1" style:font-family-complex="Symbol" style:font-family-generic-complex="system" style:font-pitch-complex="variable"/>
    </style:style>
    <style:style style:name="ListLabel_20_383" style:display-name="ListLabel 383" style:family="text">
      <style:text-properties style:font-name-complex="OpenSymbol1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1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Symbol1" style:font-family-complex="Symbol" style:font-family-generic-complex="system" style:font-pitch-complex="variable"/>
    </style:style>
    <style:style style:name="ListLabel_20_386" style:display-name="ListLabel 386" style:family="text">
      <style:text-properties style:font-name-complex="OpenSymbol1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1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Symbol1" style:font-family-complex="Symbol" style:font-family-generic-complex="system" style:font-pitch-complex="variable"/>
    </style:style>
    <style:style style:name="ListLabel_20_389" style:display-name="ListLabel 389" style:family="text">
      <style:text-properties style:font-name-complex="OpenSymbol1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1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Symbol1" style:font-family-complex="Symbol" style:font-family-generic-complex="system" style:font-pitch-complex="variable"/>
    </style:style>
    <style:style style:name="ListLabel_20_392" style:display-name="ListLabel 392" style:family="text">
      <style:text-properties style:font-name-complex="OpenSymbol1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1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Symbol1" style:font-family-complex="Symbol" style:font-family-generic-complex="system" style:font-pitch-complex="variable"/>
    </style:style>
    <style:style style:name="ListLabel_20_395" style:display-name="ListLabel 395" style:family="text">
      <style:text-properties style:font-name-complex="OpenSymbol1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1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Wingdings1" style:font-family-complex="Wingdings" style:font-family-generic-complex="system" style:font-pitch-complex="variable"/>
    </style:style>
    <style:style style:name="ListLabel_20_398" style:display-name="ListLabel 398" style:family="text">
      <style:text-properties style:font-name-complex="Wingdings1" style:font-family-complex="Wingdings" style:font-family-generic-complex="system" style:font-pitch-complex="variable"/>
    </style:style>
    <style:style style:name="ListLabel_20_399" style:display-name="ListLabel 399" style:family="text">
      <style:text-properties style:font-name-complex="Wingdings1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complex="Wingdings1" style:font-family-complex="Wingdings" style:font-family-generic-complex="system" style:font-pitch-complex="variable"/>
    </style:style>
    <style:style style:name="ListLabel_20_401" style:display-name="ListLabel 401" style:family="text">
      <style:text-properties style:font-name-complex="Wingdings1" style:font-family-complex="Wingdings" style:font-family-generic-complex="system" style:font-pitch-complex="variable"/>
    </style:style>
    <style:style style:name="ListLabel_20_402" style:display-name="ListLabel 402" style:family="text">
      <style:text-properties style:font-name-complex="Wingdings1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complex="Wingdings1" style:font-family-complex="Wingdings" style:font-family-generic-complex="system" style:font-pitch-complex="variable"/>
    </style:style>
    <style:style style:name="ListLabel_20_404" style:display-name="ListLabel 404" style:family="text">
      <style:text-properties style:font-name-complex="Wingdings1" style:font-family-complex="Wingdings" style:font-family-generic-complex="system" style:font-pitch-complex="variable"/>
    </style:style>
    <style:style style:name="ListLabel_20_405" style:display-name="ListLabel 405" style:family="text">
      <style:text-properties style:font-name-complex="Wingdings1" style:font-family-complex="Wingdings" style:font-family-generic-complex="system" style:font-pitch-complex="variable"/>
    </style:style>
    <style:style style:name="ListLabel_20_406" style:display-name="ListLabel 406" style:family="text">
      <style:text-properties style:font-name-complex="Symbol1" style:font-family-complex="Symbol" style:font-family-generic-complex="system" style:font-pitch-complex="variable"/>
    </style:style>
    <style:style style:name="ListLabel_20_407" style:display-name="ListLabel 407" style:family="text">
      <style:text-properties style:font-name-complex="OpenSymbol1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1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OpenSymbol1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1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OpenSymbol1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1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OpenSymbol1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1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Symbol1" style:font-family-complex="Symbol" style:font-family-generic-complex="system" style:font-pitch-complex="variable"/>
    </style:style>
    <style:style style:name="ListLabel_20_419" style:display-name="ListLabel 419" style:family="text">
      <style:text-properties style:font-name-complex="OpenSymbol1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1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Symbol1" style:font-family-complex="Symbol" style:font-family-generic-complex="system" style:font-pitch-complex="variable"/>
    </style:style>
    <style:style style:name="ListLabel_20_422" style:display-name="ListLabel 422" style:family="text">
      <style:text-properties style:font-name-complex="OpenSymbol1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1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Wingdings1" style:font-family-complex="Wingdings" style:font-family-generic-complex="system" style:font-pitch-complex="variable"/>
    </style:style>
    <style:style style:name="ListLabel_20_425" style:display-name="ListLabel 425" style:family="text">
      <style:text-properties style:font-name-complex="Wingdings1" style:font-family-complex="Wingdings" style:font-family-generic-complex="system" style:font-pitch-complex="variable"/>
    </style:style>
    <style:style style:name="ListLabel_20_426" style:display-name="ListLabel 426" style:family="text">
      <style:text-properties style:font-name-complex="Wingdings1" style:font-family-complex="Wingdings" style:font-family-generic-complex="system" style:font-pitch-complex="variable"/>
    </style:style>
    <style:style style:name="ListLabel_20_427" style:display-name="ListLabel 427" style:family="text">
      <style:text-properties style:font-name-complex="Wingdings1" style:font-family-complex="Wingdings" style:font-family-generic-complex="system" style:font-pitch-complex="variable"/>
    </style:style>
    <style:style style:name="ListLabel_20_428" style:display-name="ListLabel 428" style:family="text">
      <style:text-properties style:font-name-complex="Wingdings1" style:font-family-complex="Wingdings" style:font-family-generic-complex="system" style:font-pitch-complex="variable"/>
    </style:style>
    <style:style style:name="ListLabel_20_429" style:display-name="ListLabel 429" style:family="text">
      <style:text-properties style:font-name-complex="Wingdings1" style:font-family-complex="Wingdings" style:font-family-generic-complex="system" style:font-pitch-complex="variable"/>
    </style:style>
    <style:style style:name="ListLabel_20_430" style:display-name="ListLabel 430" style:family="text">
      <style:text-properties style:font-name-complex="Wingdings1" style:font-family-complex="Wingdings" style:font-family-generic-complex="system" style:font-pitch-complex="variable"/>
    </style:style>
    <style:style style:name="ListLabel_20_431" style:display-name="ListLabel 431" style:family="text">
      <style:text-properties style:font-name-complex="Wingdings1" style:font-family-complex="Wingdings" style:font-family-generic-complex="system" style:font-pitch-complex="variable"/>
    </style:style>
    <style:style style:name="ListLabel_20_432" style:display-name="ListLabel 432" style:family="text">
      <style:text-properties style:font-name-complex="Wingdings1" style:font-family-complex="Wingdings" style:font-family-generic-complex="system" style:font-pitch-complex="variable"/>
    </style:style>
    <style:style style:name="ListLabel_20_433" style:display-name="ListLabel 433" style:family="text">
      <style:text-properties style:font-name-complex="Symbol1" style:font-family-complex="Symbol" style:font-family-generic-complex="system" style:font-pitch-complex="variable"/>
    </style:style>
    <style:style style:name="ListLabel_20_434" style:display-name="ListLabel 434" style:family="text">
      <style:text-properties style:font-name-complex="OpenSymbol1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1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Symbol1" style:font-family-complex="Symbol" style:font-family-generic-complex="system" style:font-pitch-complex="variable"/>
    </style:style>
    <style:style style:name="ListLabel_20_437" style:display-name="ListLabel 437" style:family="text">
      <style:text-properties style:font-name-complex="OpenSymbol1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1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Symbol1" style:font-family-complex="Symbol" style:font-family-generic-complex="system" style:font-pitch-complex="variable"/>
    </style:style>
    <style:style style:name="ListLabel_20_440" style:display-name="ListLabel 440" style:family="text">
      <style:text-properties style:font-name-complex="OpenSymbol1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1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Wingdings1" style:font-family-complex="Wingdings" style:font-family-generic-complex="system" style:font-pitch-complex="variable"/>
    </style:style>
    <style:style style:name="ListLabel_20_443" style:display-name="ListLabel 443" style:family="text">
      <style:text-properties style:font-name-complex="Wingdings1" style:font-family-complex="Wingdings" style:font-family-generic-complex="system" style:font-pitch-complex="variable"/>
    </style:style>
    <style:style style:name="ListLabel_20_444" style:display-name="ListLabel 444" style:family="text">
      <style:text-properties style:font-name-complex="Wingdings1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complex="Wingdings1" style:font-family-complex="Wingdings" style:font-family-generic-complex="system" style:font-pitch-complex="variable"/>
    </style:style>
    <style:style style:name="ListLabel_20_446" style:display-name="ListLabel 446" style:family="text">
      <style:text-properties style:font-name-complex="Wingdings1" style:font-family-complex="Wingdings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Wingdings1" style:font-family-complex="Wingdings" style:font-family-generic-complex="system" style:font-pitch-complex="variable"/>
    </style:style>
    <style:style style:name="ListLabel_20_449" style:display-name="ListLabel 449" style:family="text">
      <style:text-properties style:font-name-complex="Wingdings1" style:font-family-complex="Wingdings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style:font-name-complex="Symbol1" style:font-family-complex="Symbol" style:font-family-generic-complex="system" style:font-pitch-complex="variable"/>
    </style:style>
    <style:style style:name="ListLabel_20_452" style:display-name="ListLabel 452" style:family="text">
      <style:text-properties style:font-name-complex="OpenSymbol1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1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Symbol1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-complex="OpenSymbol1" style:font-family-complex="OpenSymbol" style:font-family-generic-complex="system" style:font-pitch-complex="variable"/>
    </style:style>
    <style:style style:name="ListLabel_20_456" style:display-name="ListLabel 456" style:family="text">
      <style:text-properties style:font-name-complex="OpenSymbol1" style:font-family-complex="OpenSymbol" style:font-family-generic-complex="system" style:font-pitch-complex="variable"/>
    </style:style>
    <style:style style:name="ListLabel_20_457" style:display-name="ListLabel 457" style:family="text">
      <style:text-properties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complex="OpenSymbol1" style:font-family-complex="OpenSymbol" style:font-family-generic-complex="system" style:font-pitch-complex="variable"/>
    </style:style>
    <style:style style:name="ListLabel_20_459" style:display-name="ListLabel 459" style:family="text">
      <style:text-properties style:font-name-complex="OpenSymbol1" style:font-family-complex="OpenSymbol" style:font-family-generic-complex="system" style:font-pitch-complex="variable"/>
    </style:style>
    <style:style style:name="ListLabel_20_460" style:display-name="ListLabel 460" style:family="text">
      <style:text-properties style:font-name-complex="Wingdings1" style:font-family-complex="Wingdings" style:font-family-generic-complex="system" style:font-pitch-complex="variable"/>
    </style:style>
    <style:style style:name="ListLabel_20_461" style:display-name="ListLabel 461" style:family="text">
      <style:text-properties style:font-name-complex="OpenSymbol1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1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Symbol1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complex="OpenSymbol1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1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Symbol1" style:font-family-complex="Symbol" style:font-family-generic-complex="system" style:font-pitch-complex="variable"/>
    </style:style>
    <style:style style:name="ListLabel_20_467" style:display-name="ListLabel 467" style:family="text">
      <style:text-properties style:font-name-complex="OpenSymbol1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1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Symbol1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-complex="OpenSymbol1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1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Symbol1" style:font-family-complex="Symbol" style:font-family-generic-complex="system" style:font-pitch-complex="variable"/>
    </style:style>
    <style:style style:name="ListLabel_20_473" style:display-name="ListLabel 473" style:family="text">
      <style:text-properties style:font-name-complex="OpenSymbol1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1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Symbol1" style:font-family-complex="Symbol" style:font-family-generic-complex="system" style:font-pitch-complex="variable"/>
    </style:style>
    <style:style style:name="ListLabel_20_476" style:display-name="ListLabel 476" style:family="text">
      <style:text-properties style:font-name-complex="OpenSymbol1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1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Wingdings1" style:font-family-complex="Wingdings" style:font-family-generic-complex="system" style:font-pitch-complex="variable"/>
    </style:style>
    <style:style style:name="ListLabel_20_479" style:display-name="ListLabel 479" style:family="text">
      <style:text-properties style:font-name-complex="Wingdings1" style:font-family-complex="Wingdings" style:font-family-generic-complex="system" style:font-pitch-complex="variable"/>
    </style:style>
    <style:style style:name="ListLabel_20_480" style:display-name="ListLabel 480" style:family="text">
      <style:text-properties style:font-name-complex="Wingdings1" style:font-family-complex="Wingdings" style:font-family-generic-complex="system" style:font-pitch-complex="variable"/>
    </style:style>
    <style:style style:name="ListLabel_20_481" style:display-name="ListLabel 481" style:family="text">
      <style:text-properties style:font-name-complex="Wingdings1" style:font-family-complex="Wingdings" style:font-family-generic-complex="system" style:font-pitch-complex="variable"/>
    </style:style>
    <style:style style:name="ListLabel_20_482" style:display-name="ListLabel 482" style:family="text">
      <style:text-properties style:font-name-complex="Wingdings1" style:font-family-complex="Wingdings" style:font-family-generic-complex="system" style:font-pitch-complex="variable"/>
    </style:style>
    <style:style style:name="ListLabel_20_483" style:display-name="ListLabel 483" style:family="text">
      <style:text-properties style:font-name-complex="Wingdings1" style:font-family-complex="Wingdings" style:font-family-generic-complex="system" style:font-pitch-complex="variable"/>
    </style:style>
    <style:style style:name="ListLabel_20_484" style:display-name="ListLabel 484" style:family="text">
      <style:text-properties style:font-name-complex="Wingdings1" style:font-family-complex="Wingdings" style:font-family-generic-complex="system" style:font-pitch-complex="variable"/>
    </style:style>
    <style:style style:name="ListLabel_20_485" style:display-name="ListLabel 485" style:family="text">
      <style:text-properties style:font-name-complex="Wingdings1" style:font-family-complex="Wingdings" style:font-family-generic-complex="system" style:font-pitch-complex="variable"/>
    </style:style>
    <style:style style:name="ListLabel_20_486" style:display-name="ListLabel 486" style:family="text">
      <style:text-properties style:font-name-complex="Wingdings1" style:font-family-complex="Wingdings" style:font-family-generic-complex="system" style:font-pitch-complex="variable"/>
    </style:style>
    <style:style style:name="ListLabel_20_487" style:display-name="ListLabel 487" style:family="text">
      <style:text-properties style:font-name-complex="Symbol1" style:font-family-complex="Symbol" style:font-family-generic-complex="system" style:font-pitch-complex="variable"/>
    </style:style>
    <style:style style:name="ListLabel_20_488" style:display-name="ListLabel 488" style:family="text">
      <style:text-properties style:font-name-complex="OpenSymbol1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1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Symbol1" style:font-family-complex="Symbol" style:font-family-generic-complex="system" style:font-pitch-complex="variable"/>
    </style:style>
    <style:style style:name="ListLabel_20_491" style:display-name="ListLabel 491" style:family="text">
      <style:text-properties style:font-name-complex="OpenSymbol1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1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Symbol1" style:font-family-complex="Symbol" style:font-family-generic-complex="system" style:font-pitch-complex="variable"/>
    </style:style>
    <style:style style:name="ListLabel_20_494" style:display-name="ListLabel 494" style:family="text">
      <style:text-properties style:font-name-complex="OpenSymbol1" style:font-family-complex="OpenSymbol" style:font-family-generic-complex="system" style:font-pitch-complex="variable"/>
    </style:style>
    <style:style style:name="ListLabel_20_495" style:display-name="ListLabel 495" style:family="text">
      <style:text-properties style:font-name-complex="OpenSymbol1" style:font-family-complex="OpenSymbol" style:font-family-generic-complex="system" style:font-pitch-complex="variable"/>
    </style:style>
    <style:style style:name="ListLabel_20_496" style:display-name="ListLabel 496" style:family="text">
      <style:text-properties style:font-name-complex="Symbol1" style:font-family-complex="Symbol" style:font-family-generic-complex="system" style:font-pitch-complex="variable"/>
    </style:style>
    <style:style style:name="ListLabel_20_497" style:display-name="ListLabel 497" style:family="text">
      <style:text-properties style:font-name-complex="OpenSymbol1" style:font-family-complex="OpenSymbol" style:font-family-generic-complex="system" style:font-pitch-complex="variable"/>
    </style:style>
    <style:style style:name="ListLabel_20_498" style:display-name="ListLabel 498" style:family="text">
      <style:text-properties style:font-name-complex="OpenSymbol1" style:font-family-complex="OpenSymbol" style:font-family-generic-complex="system" style:font-pitch-complex="variable"/>
    </style:style>
    <style:style style:name="ListLabel_20_499" style:display-name="ListLabel 499" style:family="text">
      <style:text-properties style:font-name-complex="Symbol1" style:font-family-complex="Symbol" style:font-family-generic-complex="system" style:font-pitch-complex="variable"/>
    </style:style>
    <style:style style:name="ListLabel_20_500" style:display-name="ListLabel 500" style:family="text">
      <style:text-properties style:font-name-complex="OpenSymbol1" style:font-family-complex="OpenSymbol" style:font-family-generic-complex="system" style:font-pitch-complex="variable"/>
    </style:style>
    <style:style style:name="ListLabel_20_501" style:display-name="ListLabel 501" style:family="text">
      <style:text-properties style:font-name-complex="OpenSymbol1" style:font-family-complex="OpenSymbol" style:font-family-generic-complex="system" style:font-pitch-complex="variable"/>
    </style:style>
    <style:style style:name="ListLabel_20_502" style:display-name="ListLabel 502" style:family="text">
      <style:text-properties style:font-name-complex="Symbol1" style:font-family-complex="Symbol" style:font-family-generic-complex="system" style:font-pitch-complex="variable"/>
    </style:style>
    <style:style style:name="ListLabel_20_503" style:display-name="ListLabel 503" style:family="text">
      <style:text-properties style:font-name-complex="OpenSymbol1" style:font-family-complex="OpenSymbol" style:font-family-generic-complex="system" style:font-pitch-complex="variable"/>
    </style:style>
    <style:style style:name="ListLabel_20_504" style:display-name="ListLabel 504" style:family="text">
      <style:text-properties style:font-name-complex="OpenSymbol1" style:font-family-complex="OpenSymbol" style:font-family-generic-complex="system" style:font-pitch-complex="variable"/>
    </style:style>
    <style:style style:name="ListLabel_20_505" style:display-name="ListLabel 505" style:family="text">
      <style:text-properties style:font-name-complex="Symbol1" style:font-family-complex="Symbol" style:font-family-generic-complex="system" style:font-pitch-complex="variable"/>
    </style:style>
    <style:style style:name="ListLabel_20_506" style:display-name="ListLabel 506" style:family="text">
      <style:text-properties style:font-name-complex="OpenSymbol1" style:font-family-complex="OpenSymbol" style:font-family-generic-complex="system" style:font-pitch-complex="variable"/>
    </style:style>
    <style:style style:name="ListLabel_20_507" style:display-name="ListLabel 507" style:family="text">
      <style:text-properties style:font-name-complex="OpenSymbol1" style:font-family-complex="OpenSymbol" style:font-family-generic-complex="system" style:font-pitch-complex="variable"/>
    </style:style>
    <style:style style:name="ListLabel_20_508" style:display-name="ListLabel 508" style:family="text">
      <style:text-properties style:font-name-complex="Symbol1" style:font-family-complex="Symbol" style:font-family-generic-complex="system" style:font-pitch-complex="variable"/>
    </style:style>
    <style:style style:name="ListLabel_20_509" style:display-name="ListLabel 509" style:family="text">
      <style:text-properties style:font-name-complex="OpenSymbol1" style:font-family-complex="OpenSymbol" style:font-family-generic-complex="system" style:font-pitch-complex="variable"/>
    </style:style>
    <style:style style:name="ListLabel_20_510" style:display-name="ListLabel 510" style:family="text">
      <style:text-properties style:font-name-complex="OpenSymbol1" style:font-family-complex="OpenSymbol" style:font-family-generic-complex="system" style:font-pitch-complex="variable"/>
    </style:style>
    <style:style style:name="ListLabel_20_511" style:display-name="ListLabel 511" style:family="text">
      <style:text-properties style:font-name-complex="Symbol1" style:font-family-complex="Symbol" style:font-family-generic-complex="system" style:font-pitch-complex="variable"/>
    </style:style>
    <style:style style:name="ListLabel_20_512" style:display-name="ListLabel 512" style:family="text">
      <style:text-properties style:font-name-complex="OpenSymbol1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1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Wingdings1" style:font-family-complex="Wingdings" style:font-family-generic-complex="system" style:font-pitch-complex="variable"/>
    </style:style>
    <style:style style:name="ListLabel_20_515" style:display-name="ListLabel 515" style:family="text">
      <style:text-properties style:font-name-complex="Wingdings1" style:font-family-complex="Wingdings" style:font-family-generic-complex="system" style:font-pitch-complex="variable"/>
    </style:style>
    <style:style style:name="ListLabel_20_516" style:display-name="ListLabel 516" style:family="text">
      <style:text-properties style:font-name-complex="Wingdings1" style:font-family-complex="Wingdings" style:font-family-generic-complex="system" style:font-pitch-complex="variable"/>
    </style:style>
    <style:style style:name="ListLabel_20_517" style:display-name="ListLabel 517" style:family="text">
      <style:text-properties style:font-name-complex="Wingdings1" style:font-family-complex="Wingdings" style:font-family-generic-complex="system" style:font-pitch-complex="variable"/>
    </style:style>
    <style:style style:name="ListLabel_20_518" style:display-name="ListLabel 518" style:family="text">
      <style:text-properties style:font-name-complex="Wingdings1" style:font-family-complex="Wingdings" style:font-family-generic-complex="system" style:font-pitch-complex="variable"/>
    </style:style>
    <style:style style:name="ListLabel_20_519" style:display-name="ListLabel 519" style:family="text">
      <style:text-properties style:font-name-complex="Wingdings1" style:font-family-complex="Wingdings" style:font-family-generic-complex="system" style:font-pitch-complex="variable"/>
    </style:style>
    <style:style style:name="ListLabel_20_520" style:display-name="ListLabel 520" style:family="text">
      <style:text-properties style:font-name-complex="Wingdings1" style:font-family-complex="Wingdings" style:font-family-generic-complex="system" style:font-pitch-complex="variable"/>
    </style:style>
    <style:style style:name="ListLabel_20_521" style:display-name="ListLabel 521" style:family="text">
      <style:text-properties style:font-name-complex="Wingdings1" style:font-family-complex="Wingdings" style:font-family-generic-complex="system" style:font-pitch-complex="variable"/>
    </style:style>
    <style:style style:name="ListLabel_20_522" style:display-name="ListLabel 522" style:family="text">
      <style:text-properties style:font-name-complex="Wingdings1" style:font-family-complex="Wingdings" style:font-family-generic-complex="system" style:font-pitch-complex="variable"/>
    </style:style>
    <style:style style:name="ListLabel_20_523" style:display-name="ListLabel 523" style:family="text">
      <style:text-properties style:font-name-complex="Symbol1" style:font-family-complex="Symbol" style:font-family-generic-complex="system" style:font-pitch-complex="variable"/>
    </style:style>
    <style:style style:name="ListLabel_20_524" style:display-name="ListLabel 524" style:family="text">
      <style:text-properties style:font-name-complex="OpenSymbol1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1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Symbol1" style:font-family-complex="Symbol" style:font-family-generic-complex="system" style:font-pitch-complex="variable"/>
    </style:style>
    <style:style style:name="ListLabel_20_527" style:display-name="ListLabel 527" style:family="text">
      <style:text-properties style:font-name-complex="OpenSymbol1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1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Symbol1" style:font-family-complex="Symbol" style:font-family-generic-complex="system" style:font-pitch-complex="variable"/>
    </style:style>
    <style:style style:name="ListLabel_20_530" style:display-name="ListLabel 530" style:family="text">
      <style:text-properties style:font-name-complex="OpenSymbol1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1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-complex="Wingdings1" style:font-family-complex="Wingdings" style:font-family-generic-complex="system" style:font-pitch-complex="variable"/>
    </style:style>
    <style:style style:name="ListLabel_20_533" style:display-name="ListLabel 533" style:family="text">
      <style:text-properties style:font-name-complex="Wingdings1" style:font-family-complex="Wingdings" style:font-family-generic-complex="system" style:font-pitch-complex="variable"/>
    </style:style>
    <style:style style:name="ListLabel_20_534" style:display-name="ListLabel 534" style:family="text">
      <style:text-properties style:font-name-complex="Wingdings1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complex="Wingdings1" style:font-family-complex="Wingdings" style:font-family-generic-complex="system" style:font-pitch-complex="variable"/>
    </style:style>
    <style:style style:name="ListLabel_20_536" style:display-name="ListLabel 536" style:family="text">
      <style:text-properties style:font-name-complex="Wingdings1" style:font-family-complex="Wingdings" style:font-family-generic-complex="system" style:font-pitch-complex="variable"/>
    </style:style>
    <style:style style:name="ListLabel_20_537" style:display-name="ListLabel 537" style:family="text">
      <style:text-properties style:font-name-complex="Wingdings1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complex="Wingdings1" style:font-family-complex="Wingdings" style:font-family-generic-complex="system" style:font-pitch-complex="variable"/>
    </style:style>
    <style:style style:name="ListLabel_20_539" style:display-name="ListLabel 539" style:family="text">
      <style:text-properties style:font-name-complex="Wingdings1" style:font-family-complex="Wingdings" style:font-family-generic-complex="system" style:font-pitch-complex="variable"/>
    </style:style>
    <style:style style:name="ListLabel_20_540" style:display-name="ListLabel 540" style:family="text">
      <style:text-properties style:font-name-complex="Wingdings1" style:font-family-complex="Wingdings" style:font-family-generic-complex="system" style:font-pitch-complex="variable"/>
    </style:style>
    <style:style style:name="ListLabel_20_541" style:display-name="ListLabel 541" style:family="text">
      <style:text-properties style:font-name-complex="Symbol1" style:font-family-complex="Symbol" style:font-family-generic-complex="system" style:font-pitch-complex="variable"/>
    </style:style>
    <style:style style:name="ListLabel_20_542" style:display-name="ListLabel 542" style:family="text">
      <style:text-properties style:font-name-complex="OpenSymbol1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1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Symbol1" style:font-family-complex="Symbol" style:font-family-generic-complex="system" style:font-pitch-complex="variable"/>
    </style:style>
    <style:style style:name="ListLabel_20_545" style:display-name="ListLabel 545" style:family="text">
      <style:text-properties style:font-name-complex="OpenSymbol1" style:font-family-complex="OpenSymbol" style:font-family-generic-complex="system" style:font-pitch-complex="variable"/>
    </style:style>
    <style:style style:name="ListLabel_20_546" style:display-name="ListLabel 546" style:family="text">
      <style:text-properties style:font-name-complex="OpenSymbol1" style:font-family-complex="OpenSymbol" style:font-family-generic-complex="system" style:font-pitch-complex="variable"/>
    </style:style>
    <style:style style:name="ListLabel_20_547" style:display-name="ListLabel 547" style:family="text">
      <style:text-properties style:font-name-complex="Symbol1" style:font-family-complex="Symbol" style:font-family-generic-complex="system" style:font-pitch-complex="variable"/>
    </style:style>
    <style:style style:name="ListLabel_20_548" style:display-name="ListLabel 548" style:family="text">
      <style:text-properties style:font-name-complex="OpenSymbol1" style:font-family-complex="OpenSymbol" style:font-family-generic-complex="system" style:font-pitch-complex="variable"/>
    </style:style>
    <style:style style:name="ListLabel_20_549" style:display-name="ListLabel 549" style:family="text">
      <style:text-properties style:font-name-complex="OpenSymbol1" style:font-family-complex="OpenSymbol" style:font-family-generic-complex="system" style:font-pitch-complex="variable"/>
    </style:style>
    <style:style style:name="ListLabel_20_550" style:display-name="ListLabel 550" style:family="text">
      <style:text-properties style:font-name-complex="Wingdings1" style:font-family-complex="Wingdings" style:font-family-generic-complex="system" style:font-pitch-complex="variable"/>
    </style:style>
    <style:style style:name="ListLabel_20_551" style:display-name="ListLabel 551" style:family="text">
      <style:text-properties style:font-name-complex="Wingdings1" style:font-family-complex="Wingdings" style:font-family-generic-complex="system" style:font-pitch-complex="variable"/>
    </style:style>
    <style:style style:name="ListLabel_20_552" style:display-name="ListLabel 552" style:family="text">
      <style:text-properties style:font-name-complex="Wingdings1" style:font-family-complex="Wingdings" style:font-family-generic-complex="system" style:font-pitch-complex="variable"/>
    </style:style>
    <style:style style:name="ListLabel_20_553" style:display-name="ListLabel 553" style:family="text">
      <style:text-properties style:font-name-complex="Wingdings1" style:font-family-complex="Wingdings" style:font-family-generic-complex="system" style:font-pitch-complex="variable"/>
    </style:style>
    <style:style style:name="ListLabel_20_554" style:display-name="ListLabel 554" style:family="text">
      <style:text-properties style:font-name-complex="Wingdings1" style:font-family-complex="Wingdings" style:font-family-generic-complex="system" style:font-pitch-complex="variable"/>
    </style:style>
    <style:style style:name="ListLabel_20_555" style:display-name="ListLabel 555" style:family="text">
      <style:text-properties style:font-name-complex="Wingdings1" style:font-family-complex="Wingdings" style:font-family-generic-complex="system" style:font-pitch-complex="variable"/>
    </style:style>
    <style:style style:name="ListLabel_20_556" style:display-name="ListLabel 556" style:family="text">
      <style:text-properties style:font-name-complex="Wingdings1" style:font-family-complex="Wingdings" style:font-family-generic-complex="system" style:font-pitch-complex="variable"/>
    </style:style>
    <style:style style:name="ListLabel_20_557" style:display-name="ListLabel 557" style:family="text">
      <style:text-properties style:font-name-complex="Wingdings1" style:font-family-complex="Wingdings" style:font-family-generic-complex="system" style:font-pitch-complex="variable"/>
    </style:style>
    <style:style style:name="ListLabel_20_558" style:display-name="ListLabel 558" style:family="text">
      <style:text-properties style:font-name-complex="Wingdings1" style:font-family-complex="Wingdings" style:font-family-generic-complex="system" style:font-pitch-complex="variable"/>
    </style:style>
    <style:style style:name="ListLabel_20_559" style:display-name="ListLabel 559" style:family="text">
      <style:text-properties style:font-name-complex="Symbol1" style:font-family-complex="Symbol" style:font-family-generic-complex="system" style:font-pitch-complex="variable"/>
    </style:style>
    <style:style style:name="ListLabel_20_560" style:display-name="ListLabel 560" style:family="text">
      <style:text-properties style:font-name-complex="OpenSymbol1" style:font-family-complex="OpenSymbol" style:font-family-generic-complex="system" style:font-pitch-complex="variable"/>
    </style:style>
    <style:style style:name="ListLabel_20_561" style:display-name="ListLabel 561" style:family="text">
      <style:text-properties style:font-name-complex="OpenSymbol1" style:font-family-complex="OpenSymbol" style:font-family-generic-complex="system" style:font-pitch-complex="variable"/>
    </style:style>
    <style:style style:name="ListLabel_20_562" style:display-name="ListLabel 562" style:family="text">
      <style:text-properties style:font-name-complex="Symbol1" style:font-family-complex="Symbol" style:font-family-generic-complex="system" style:font-pitch-complex="variable"/>
    </style:style>
    <style:style style:name="ListLabel_20_563" style:display-name="ListLabel 563" style:family="text">
      <style:text-properties style:font-name-complex="OpenSymbol1" style:font-family-complex="OpenSymbol" style:font-family-generic-complex="system" style:font-pitch-complex="variable"/>
    </style:style>
    <style:style style:name="ListLabel_20_564" style:display-name="ListLabel 564" style:family="text">
      <style:text-properties style:font-name-complex="OpenSymbol1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Symbol1" style:font-family-complex="Symbol" style:font-family-generic-complex="system" style:font-pitch-complex="variable"/>
    </style:style>
    <style:style style:name="ListLabel_20_566" style:display-name="ListLabel 566" style:family="text">
      <style:text-properties style:font-name-complex="OpenSymbol1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1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Wingdings1" style:font-family-complex="Wingdings" style:font-family-generic-complex="system" style:font-pitch-complex="variable"/>
    </style:style>
    <style:style style:name="ListLabel_20_569" style:display-name="ListLabel 569" style:family="text">
      <style:text-properties style:font-name-complex="Wingdings1" style:font-family-complex="Wingdings" style:font-family-generic-complex="system" style:font-pitch-complex="variable"/>
    </style:style>
    <style:style style:name="ListLabel_20_570" style:display-name="ListLabel 570" style:family="text">
      <style:text-properties style:font-name-complex="Wingdings1" style:font-family-complex="Wingdings" style:font-family-generic-complex="system" style:font-pitch-complex="variable"/>
    </style:style>
    <style:style style:name="ListLabel_20_571" style:display-name="ListLabel 571" style:family="text">
      <style:text-properties style:font-name-complex="Wingdings1" style:font-family-complex="Wingdings" style:font-family-generic-complex="system" style:font-pitch-complex="variable"/>
    </style:style>
    <style:style style:name="ListLabel_20_572" style:display-name="ListLabel 572" style:family="text">
      <style:text-properties style:font-name-complex="Wingdings1" style:font-family-complex="Wingdings" style:font-family-generic-complex="system" style:font-pitch-complex="variable"/>
    </style:style>
    <style:style style:name="ListLabel_20_573" style:display-name="ListLabel 573" style:family="text">
      <style:text-properties style:font-name-complex="Wingdings1" style:font-family-complex="Wingdings" style:font-family-generic-complex="system" style:font-pitch-complex="variable"/>
    </style:style>
    <style:style style:name="ListLabel_20_574" style:display-name="ListLabel 574" style:family="text">
      <style:text-properties style:font-name-complex="Wingdings1" style:font-family-complex="Wingdings" style:font-family-generic-complex="system" style:font-pitch-complex="variable"/>
    </style:style>
    <style:style style:name="ListLabel_20_575" style:display-name="ListLabel 575" style:family="text">
      <style:text-properties style:font-name-complex="Wingdings1" style:font-family-complex="Wingdings" style:font-family-generic-complex="system" style:font-pitch-complex="variable"/>
    </style:style>
    <style:style style:name="ListLabel_20_576" style:display-name="ListLabel 576" style:family="text">
      <style:text-properties style:font-name-complex="Wingdings1" style:font-family-complex="Wingdings" style:font-family-generic-complex="system" style:font-pitch-complex="variable"/>
    </style:style>
    <style:style style:name="ListLabel_20_577" style:display-name="ListLabel 577" style:family="text">
      <style:text-properties style:font-name-complex="Symbol1" style:font-family-complex="Symbol" style:font-family-generic-complex="system" style:font-pitch-complex="variable"/>
    </style:style>
    <style:style style:name="ListLabel_20_578" style:display-name="ListLabel 578" style:family="text">
      <style:text-properties style:font-name-complex="OpenSymbol1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1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Symbol1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-complex="OpenSymbol1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1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Symbol1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-complex="OpenSymbol1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1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Wingdings1" style:font-family-complex="Wingdings" style:font-family-generic-complex="system" style:font-pitch-complex="variable"/>
    </style:style>
    <style:style style:name="ListLabel_20_587" style:display-name="ListLabel 587" style:family="text">
      <style:text-properties style:font-name-complex="Wingdings1" style:font-family-complex="Wingdings" style:font-family-generic-complex="system" style:font-pitch-complex="variable"/>
    </style:style>
    <style:style style:name="ListLabel_20_588" style:display-name="ListLabel 588" style:family="text">
      <style:text-properties style:font-name-complex="Wingdings1" style:font-family-complex="Wingdings" style:font-family-generic-complex="system" style:font-pitch-complex="variable"/>
    </style:style>
    <style:style style:name="ListLabel_20_589" style:display-name="ListLabel 589" style:family="text">
      <style:text-properties style:font-name-complex="Wingdings1" style:font-family-complex="Wingdings" style:font-family-generic-complex="system" style:font-pitch-complex="variable"/>
    </style:style>
    <style:style style:name="ListLabel_20_590" style:display-name="ListLabel 590" style:family="text">
      <style:text-properties style:font-name-complex="Wingdings1" style:font-family-complex="Wingdings" style:font-family-generic-complex="system" style:font-pitch-complex="variable"/>
    </style:style>
    <style:style style:name="ListLabel_20_591" style:display-name="ListLabel 591" style:family="text">
      <style:text-properties style:font-name-complex="Wingdings1" style:font-family-complex="Wingdings" style:font-family-generic-complex="system" style:font-pitch-complex="variable"/>
    </style:style>
    <style:style style:name="ListLabel_20_592" style:display-name="ListLabel 592" style:family="text">
      <style:text-properties style:font-name-complex="Wingdings1" style:font-family-complex="Wingdings" style:font-family-generic-complex="system" style:font-pitch-complex="variable"/>
    </style:style>
    <style:style style:name="ListLabel_20_593" style:display-name="ListLabel 593" style:family="text">
      <style:text-properties style:font-name-complex="Wingdings1" style:font-family-complex="Wingdings" style:font-family-generic-complex="system" style:font-pitch-complex="variable"/>
    </style:style>
    <style:style style:name="ListLabel_20_594" style:display-name="ListLabel 594" style:family="text">
      <style:text-properties style:font-name-complex="Wingdings1" style:font-family-complex="Wingdings" style:font-family-generic-complex="system" style:font-pitch-complex="variable"/>
    </style:style>
    <style:style style:name="ListLabel_20_595" style:display-name="ListLabel 595" style:family="text">
      <style:text-properties style:font-name-complex="Symbol1" style:font-family-complex="Symbol" style:font-family-generic-complex="system" style:font-pitch-complex="variable"/>
    </style:style>
    <style:style style:name="ListLabel_20_596" style:display-name="ListLabel 596" style:family="text">
      <style:text-properties style:font-name-complex="OpenSymbol1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1" style:font-family-complex="OpenSymbol" style:font-family-generic-complex="system" style:font-pitch-complex="variable"/>
    </style:style>
    <style:style style:name="ListLabel_20_598" style:display-name="ListLabel 598" style:family="text">
      <style:text-properties style:font-name-complex="Symbol1" style:font-family-complex="Symbol" style:font-family-generic-complex="system" style:font-pitch-complex="variable"/>
    </style:style>
    <style:style style:name="ListLabel_20_599" style:display-name="ListLabel 599" style:family="text">
      <style:text-properties style:font-name-complex="OpenSymbol1" style:font-family-complex="OpenSymbol" style:font-family-generic-complex="system" style:font-pitch-complex="variable"/>
    </style:style>
    <style:style style:name="ListLabel_20_600" style:display-name="ListLabel 600" style:family="text">
      <style:text-properties style:font-name-complex="OpenSymbol1" style:font-family-complex="OpenSymbol" style:font-family-generic-complex="system" style:font-pitch-complex="variable"/>
    </style:style>
    <style:style style:name="ListLabel_20_601" style:display-name="ListLabel 601" style:family="text">
      <style:text-properties style:font-name-complex="Symbol1" style:font-family-complex="Symbol" style:font-family-generic-complex="system" style:font-pitch-complex="variable"/>
    </style:style>
    <style:style style:name="ListLabel_20_602" style:display-name="ListLabel 602" style:family="text">
      <style:text-properties style:font-name-complex="OpenSymbol1" style:font-family-complex="OpenSymbol" style:font-family-generic-complex="system" style:font-pitch-complex="variable"/>
    </style:style>
    <style:style style:name="ListLabel_20_603" style:display-name="ListLabel 603" style:family="text">
      <style:text-properties style:font-name-complex="OpenSymbol1" style:font-family-complex="OpenSymbol" style:font-family-generic-complex="system" style:font-pitch-complex="variable"/>
    </style:style>
    <style:style style:name="ListLabel_20_604" style:display-name="ListLabel 604" style:family="text">
      <style:text-properties style:font-name-complex="Wingdings1" style:font-family-complex="Wingdings" style:font-family-generic-complex="system" style:font-pitch-complex="variable"/>
    </style:style>
    <style:style style:name="ListLabel_20_605" style:display-name="ListLabel 605" style:family="text">
      <style:text-properties style:font-name-complex="Wingdings1" style:font-family-complex="Wingdings" style:font-family-generic-complex="system" style:font-pitch-complex="variable"/>
    </style:style>
    <style:style style:name="ListLabel_20_606" style:display-name="ListLabel 606" style:family="text">
      <style:text-properties style:font-name-complex="Wingdings1" style:font-family-complex="Wingdings" style:font-family-generic-complex="system" style:font-pitch-complex="variable"/>
    </style:style>
    <style:style style:name="ListLabel_20_607" style:display-name="ListLabel 607" style:family="text">
      <style:text-properties style:font-name-complex="Wingdings1" style:font-family-complex="Wingdings" style:font-family-generic-complex="system" style:font-pitch-complex="variable"/>
    </style:style>
    <style:style style:name="ListLabel_20_608" style:display-name="ListLabel 608" style:family="text">
      <style:text-properties style:font-name-complex="Wingdings1" style:font-family-complex="Wingdings" style:font-family-generic-complex="system" style:font-pitch-complex="variable"/>
    </style:style>
    <style:style style:name="ListLabel_20_609" style:display-name="ListLabel 609" style:family="text">
      <style:text-properties style:font-name-complex="Wingdings1" style:font-family-complex="Wingdings" style:font-family-generic-complex="system" style:font-pitch-complex="variable"/>
    </style:style>
    <style:style style:name="ListLabel_20_610" style:display-name="ListLabel 610" style:family="text">
      <style:text-properties style:font-name-complex="Wingdings1" style:font-family-complex="Wingdings" style:font-family-generic-complex="system" style:font-pitch-complex="variable"/>
    </style:style>
    <style:style style:name="ListLabel_20_611" style:display-name="ListLabel 611" style:family="text">
      <style:text-properties style:font-name-complex="Wingdings1" style:font-family-complex="Wingdings" style:font-family-generic-complex="system" style:font-pitch-complex="variable"/>
    </style:style>
    <style:style style:name="ListLabel_20_612" style:display-name="ListLabel 612" style:family="text">
      <style:text-properties style:font-name-complex="Wingdings1" style:font-family-complex="Wingdings" style:font-family-generic-complex="system" style:font-pitch-complex="variable"/>
    </style:style>
    <style:style style:name="ListLabel_20_613" style:display-name="ListLabel 613" style:family="text">
      <style:text-properties style:font-name-complex="Symbol1" style:font-family-complex="Symbol" style:font-family-generic-complex="system" style:font-pitch-complex="variable"/>
    </style:style>
    <style:style style:name="ListLabel_20_614" style:display-name="ListLabel 614" style:family="text">
      <style:text-properties style:font-name-complex="OpenSymbol1" style:font-family-complex="OpenSymbol" style:font-family-generic-complex="system" style:font-pitch-complex="variable"/>
    </style:style>
    <style:style style:name="ListLabel_20_615" style:display-name="ListLabel 615" style:family="text">
      <style:text-properties style:font-name-complex="OpenSymbol1" style:font-family-complex="OpenSymbol" style:font-family-generic-complex="system" style:font-pitch-complex="variable"/>
    </style:style>
    <style:style style:name="ListLabel_20_616" style:display-name="ListLabel 616" style:family="text">
      <style:text-properties style:font-name-complex="Symbol1" style:font-family-complex="Symbol" style:font-family-generic-complex="system" style:font-pitch-complex="variable"/>
    </style:style>
    <style:style style:name="ListLabel_20_617" style:display-name="ListLabel 617" style:family="text">
      <style:text-properties style:font-name-complex="OpenSymbol1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1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Symbol1" style:font-family-complex="Symbol" style:font-family-generic-complex="system" style:font-pitch-complex="variable"/>
    </style:style>
    <style:style style:name="ListLabel_20_620" style:display-name="ListLabel 620" style:family="text">
      <style:text-properties style:font-name-complex="OpenSymbol1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4%.%5%.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4%.%5%.%6%." style:num-suffix="." style:num-format="i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6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3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4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4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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5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5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5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6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6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6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6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6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6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7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7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7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7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8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8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8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8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5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6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6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6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6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8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8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8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8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8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8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2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2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2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2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29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29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2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0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0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3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3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7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3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3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9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9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0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0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0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0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ListLabel_20_4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0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0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1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1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1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ListLabel_20_4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1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2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2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2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4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2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2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3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3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ListLabel_20_4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3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3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3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3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4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4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text:style-name="ListLabel_20_44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4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4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4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4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4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4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4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ListLabel_20_4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5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5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5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5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5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5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bullet text:level="1" text:style-name="ListLabel_20_46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6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6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6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6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6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6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ListLabel_20_4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7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7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7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7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7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bullet text:level="1" text:style-name="ListLabel_20_47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7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48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8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8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8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8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8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8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4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4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4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ListLabel_20_4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ListLabel_20_5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5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ListLabel_20_5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bullet text:level="1" text:style-name="ListLabel_20_53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3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3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3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3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3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3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3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4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text:style-name="ListLabel_20_5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ListLabel_20_55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5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5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5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5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5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5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5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5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ListLabel_20_5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6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6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6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6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6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ListLabel_20_56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6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7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7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7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7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7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7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7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7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7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8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8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8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8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text:style-name="ListLabel_20_58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8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58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58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9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59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59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59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59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text:style-name="ListLabel_20_5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9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9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0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0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0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bullet text:level="1" text:style-name="ListLabel_20_60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60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60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60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60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0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6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6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6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text:style-name="ListLabel_20_6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44cm" fo:margin-bottom="1.044cm" fo:margin-left="1.044cm" fo:margin-right="1.044cm" fo:border="0.26pt solid #000000" fo:padding="0.035cm" style:writing-mode="lr-tb" style:layout-grid-color="#c0c0c0" style:layout-grid-lines="1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56cm" fo:margin-bottom="1.956cm" fo:margin-left="1.956cm" fo:margin-right="1.956cm" fo:border="0.26pt solid #000000" fo:padding="0.03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21:59:53</meta:creation-date>
    <dc:language>en-IN</dc:language>
    <dc:date>2023-06-14T17:55:30</dc:date>
    <meta:editing-cycles>11</meta:editing-cycles>
    <meta:editing-duration>PT50M</meta:editing-duration>
    <meta:generator>LibreOffice/7.3.7.2$Linux_X86_64 LibreOffice_project/30$Build-2</meta:generator>
    <meta:document-statistic meta:table-count="0" meta:image-count="0" meta:object-count="0" meta:page-count="16" meta:paragraph-count="847" meta:word-count="6388" meta:character-count="37808" meta:non-whitespace-character-count="26233"/>
    <meta:user-defined meta:name="AppVersion">15.0000</meta:user-defined>
  </office:meta>
</office:document-meta>
</file>